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0.0625in"/>
    </style:style>
    <style:style style:name="co3" style:family="table-column">
      <style:table-column-properties fo:break-before="auto" style:column-width="0.6875in"/>
    </style:style>
    <style:style style:name="co4" style:family="table-column">
      <style:table-column-properties fo:break-before="auto" style:column-width="3.1354166666666665in"/>
    </style:style>
    <style:style style:name="co5" style:family="table-column">
      <style:table-column-properties fo:break-before="auto" style:column-width="4.177083333333333in"/>
    </style:style>
    <style:style style:name="co6" style:family="table-column">
      <style:table-column-properties fo:break-before="auto" style:column-width="1.0520833730697632in"/>
    </style:style>
    <style:style style:name="co7" style:family="table-column">
      <style:table-column-properties fo:break-before="auto" style:column-width="0in"/>
    </style:style>
    <style:style style:name="co8" style:family="table-column">
      <style:table-column-properties fo:break-before="auto" style:column-width="1.0520833730697632in"/>
    </style:style>
    <style:style style:name="co9" style:family="table-column">
      <style:table-column-properties fo:break-before="auto" style:column-width="1.0520833730697632in"/>
    </style:style>
    <style:style style:name="co10" style:family="table-column">
      <style:table-column-properties fo:break-before="auto" style:column-width="2.6145833333333335in"/>
    </style:style>
    <style:style style:name="ro1" style:family="table-row">
      <style:table-row-properties style:row-height="0.21875in" fo:break-before="auto" style:use-optimal-row-height="false"/>
    </style:style>
    <style:style style:name="ro2" style:family="table-row">
      <style:table-row-properties style:row-height="0.4375in" fo:break-before="auto" style:use-optimal-row-height="false"/>
    </style:style>
    <style:style style:name="ro3" style:family="table-row">
      <style:table-row-properties style:row-height="0.21875in" fo:break-before="auto" style:use-optimal-row-height="true"/>
    </style:style>
    <style:style style:name="ro4" style:family="table-row">
      <style:table-row-properties style:row-height="0.052083333333333336in" fo:break-before="auto" style:use-optimal-row-height="false"/>
    </style:style>
    <style:style style:name="ro5" style:family="table-row">
      <style:table-row-properties style:row-height="0.21875in" fo:break-before="auto" style:use-optimal-row-height="false"/>
    </style:style>
    <style:style style:name="ro6" style:family="table-row">
      <style:table-row-properties style:row-height="0.21875in" fo:break-before="auto" style:use-optimal-row-height="false"/>
    </style:style>
    <style:style style:name="ro7" style:family="table-row">
      <style:table-row-properties style:row-height="0.21875in" fo:break-before="auto" style:use-optimal-row-height="false"/>
    </style:style>
    <style:style style:name="ta1" style:family="table" style:master-page-name="PageStyle_5f_Alpha Review">
      <style:table-properties table:display="true" style:writing-mode="lr-tb"/>
    </style:style>
    <style:style style:name="ta2" style:family="table" style:master-page-name="PageStyle_5f_Beta Assessment">
      <style:table-properties table:display="true" style:writing-mode="lr-tb"/>
    </style:style>
    <style:style style:name="ta3" style:family="table" style:master-page-name="PageStyle_5f_Live Assessment">
      <style:table-properties table:display="true" style:writing-mode="lr-tb"/>
    </style:style>
    <style:style style:name="ta4" style:family="table" style:master-page-name="PageStyle_5f_Change Tracking">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style style:name="ce21" style:family="table-cell" style:parent-style-name="Default">
      <style:table-cell-properties fo:wrap-option="wrap" style:vertical-align="middle" fo:background-color="#666666"/>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1pt" style:font-size-asian="11pt" style:font-size-complex="11pt" fo:color="#EFEFEF" style:text-underline-style="none"/>
    </style:style>
    <style:style style:name="ce22" style:family="table-cell" style:parent-style-name="Default">
      <style:table-cell-properties fo:wrap-option="wrap" style:vertical-align="middle" fo:background-color="#666666"/>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table-cell-properties fo:wrap-option="wrap" style:vertical-align="middle" fo:background-color="#666666"/>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table-cell-properties fo:wrap-option="wrap" style:vertical-align="middle"/>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table-cell-properties fo:wrap-option="wrap" style:vertical-align="bottom" fo:background-color="#666666"/>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6" style:family="table-cell" style:parent-style-name="Default">
      <style:table-cell-properties style:vertical-align="bottom" fo:background-color="#666666"/>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EFEFEF" style:text-underline-style="none"/>
    </style:style>
    <style:style style:name="ce27" style:family="table-cell" style:parent-style-name="Default">
      <style:table-cell-properties fo:border-top="1.0pt solid #666666" fo:border-bottom="1.0pt solid #666666" style:vertical-align="bottom" fo:background-color="#666666"/>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EFEFEF" style:text-underline-style="none"/>
    </style:style>
    <style:style style:name="ce28" style:family="table-cell" style:parent-style-name="Default">
      <style:table-cell-properties fo:border-top="1.0pt solid #666666" fo:border-bottom="1.0pt solid #666666" fo:background-color="#666666"/>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9" style:family="table-cell" style:parent-style-name="Default">
      <style:table-cell-properties style:vertical-align="middle" fo:background-color="#666666"/>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0" style:family="table-cell" style:parent-style-name="Default">
      <style:table-cell-properties style:vertical-align="middle"/>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1" style:family="table-cell" style:parent-style-name="Default">
      <style:table-cell-properties fo:wrap-option="wrap" style:vertical-align="middle"/>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FF" style:text-underline-style="none"/>
    </style:style>
    <style:style style:name="ce32" style:family="table-cell" style:parent-style-name="Default">
      <style:table-cell-properties fo:wrap-option="wrap" style:vertical-align="middle" fo:background-color="#666666"/>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3" style:family="table-cell" style:parent-style-name="Default">
      <style:table-cell-properties fo:wrap-option="wrap" style:vertical-align="middle"/>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4" style:family="table-cell" style:parent-style-name="Default">
      <style:table-cell-properties fo:wrap-option="wrap" style:vertical-align="middle"/>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5" style:family="table-cell" style:parent-style-name="Default">
      <style:table-cell-properties fo:wrap-option="wrap" style:vertical-align="middle" fo:background-color="#666666"/>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6" style:family="table-cell" style:parent-style-name="Default">
      <style:table-cell-properties fo:border-bottom="1.0pt solid #666666" fo:wrap-option="wrap" style:vertical-align="middle"/>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7" style:family="table-cell" style:parent-style-name="Default">
      <style:table-cell-properties fo:wrap-option="wrap" style:vertical-align="middle" fo:background-color="#666666"/>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EFEFEF" style:text-underline-style="none"/>
    </style:style>
    <style:style style:name="ce38" style:family="table-cell" style:parent-style-name="Default">
      <style:table-cell-properties fo:border-top="1.0pt solid #666666" fo:border-bottom="1.0pt solid #666666" fo:wrap-option="wrap" style:vertical-align="middle" fo:background-color="#666666"/>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EFEFEF" style:text-underline-style="none"/>
    </style:style>
    <style:style style:name="ce39" style:family="table-cell" style:parent-style-name="Default">
      <style:table-cell-properties fo:border-top="1.0pt solid #666666" fo:border-bottom="1.0pt solid #666666" fo:wrap-option="wrap" style:vertical-align="middle" fo:background-color="#666666"/>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0" style:family="table-cell" style:parent-style-name="Default">
      <style:table-cell-properties fo:wrap-option="wrap" style:vertical-align="middle"/>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1" style:family="table-cell" style:parent-style-name="Default">
      <style:table-cell-properties fo:border-bottom="1.0pt solid #666666" fo:wrap-option="wrap" style:vertical-align="middle"/>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2" style:family="table-cell" style:parent-style-name="Default">
      <style:table-cell-properties style:vertical-align="middle" fo:background-color="#666666"/>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43" style:family="table-cell" style:parent-style-name="Default">
      <style:table-cell-properties style:vertical-align="middle"/>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44" style:family="table-cell" style:parent-style-name="Default">
      <style:table-cell-properties style:vertical-align="bottom" fo:background-color="#666666"/>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5" style:family="table-cell" style:parent-style-name="Default">
      <style:table-cell-properties style:vertical-align="bottom" fo:background-color="#666666"/>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6" style:family="table-cell" style:parent-style-name="Default">
      <style:table-cell-properties fo:background-color="#666666"/>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7" style:family="table-cell" style:parent-style-name="Default">
      <style:table-cell-properties fo:wrap-option="wrap" style:vertical-align="middle"/>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48" style:family="table-cell" style:parent-style-name="Default">
      <style:table-cell-properties fo:wrap-option="wrap"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9"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0" style:family="table-cell" style:parent-style-name="Default">
      <style:table-cell-properties fo:background-color="#666666"/>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1" style:family="table-cell" style:parent-style-name="Default">
      <style:table-cell-properties fo:wrap-option="wrap" style:vertical-align="middle"/>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2" style:family="table-cell" style:parent-style-name="Default" style:data-style-name="N4">
      <style:table-cell-properties style:vertical-align="middle" fo:background-color="#666666"/>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EFEFEF" style:text-underline-style="none"/>
    </style:style>
    <style:style style:name="ce53" style:family="table-cell" style:parent-style-name="Default">
      <style:table-cell-properties style:vertical-align="middle" fo:background-color="#666666"/>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EFEFEF" style:text-underline-style="none"/>
    </style:style>
    <style:style style:name="ce54" style:family="table-cell" style:parent-style-name="Default">
      <style:table-cell-properties fo:wrap-option="wrap" style:vertical-align="middle" fo:background-color="#666666"/>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EFEFEF" style:text-underline-style="none"/>
    </style:style>
    <style:style style:name="ce55" style:family="table-cell" style:parent-style-name="Default" style:data-style-name="N4">
      <style:table-cell-properties style:vertical-align="bottom" fo:background-color="#666666"/>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6" style:family="table-cell" style:parent-style-name="Default" style:data-style-name="N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7" style:family="table-cell" style:parent-style-name="Default" style:data-style-name="N1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8"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9" style:family="table-cell" style:parent-style-name="Default">
      <style:table-cell-properties style:vertical-align="bottom" fo:background-color="#666666"/>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0" style:family="table-cell" style:parent-style-name="Default">
      <style:table-cell-properties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1" style:family="table-cell" style:parent-style-name="Default">
      <style:table-cell-properties style:vertical-align="bottom" fo:background-color="#666666"/>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2"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3" style:family="table-cell" style:parent-style-name="Default">
      <style:table-cell-properties fo:wrap-option="wrap" style:vertical-align="bottom" fo:background-color="#666666"/>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4" style:family="table-cell" style:parent-style-name="Default">
      <style:table-cell-properties fo:wrap-option="wrap"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5" style:family="table-cell" style:parent-style-name="Default">
      <style:table-cell-properties fo:wrap-option="wrap"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6" style:family="table-cell" style:parent-style-name="Default">
      <style:table-cell-properties fo:wrap-option="wrap" style:vertical-align="middle" fo:background-color="#666666"/>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7" style:family="table-cell" style:parent-style-name="Default" style:data-style-name="N4">
      <style:table-cell-properties fo:wrap-option="wrap" style:vertical-align="middle" fo:background-color="#666666"/>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8" style:family="table-cell" style:parent-style-name="Default" style:data-style-name="N4">
      <style:table-cell-properties fo:wrap-option="wrap"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9" style:family="table-cell" style:parent-style-name="Default">
      <style:table-cell-properties fo:wrap-option="wrap"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0" style:family="table-cell" style:parent-style-name="Default" style:data-style-name="N4">
      <style:table-cell-properties fo:wrap-option="wrap" style:vertical-align="middle" fo:background-color="#666666"/>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1" style:family="table-cell" style:parent-style-name="Default" style:data-style-name="N4">
      <style:table-cell-properties fo:wrap-option="wrap"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2" style:family="table-cell" style:parent-style-name="Default" style:data-style-name="N14">
      <style:table-cell-properties fo:wrap-option="wrap"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3" style:family="table-cell" style:parent-style-name="Default" style:data-style-name="N4">
      <style:table-cell-properties fo:wrap-option="wrap" style:vertical-align="bottom" fo:background-color="#666666"/>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4" style:family="table-cell" style:parent-style-name="Default" style:data-style-name="N4">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5"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6" style:family="table-cell" style:parent-style-name="Default" style:data-style-name="N4">
      <style:table-cell-properties fo:background-color="#666666"/>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bold" style:font-weight-asian="bold" style:font-weight-complex="bold" fo:font-style="normal" style:font-style-asian="normal" style:font-style-complex="normal" style:text-line-through-style="none" fo:font-size="11pt" style:font-size-asian="11pt" style:font-size-complex="11pt" fo:color="#EFEFEF" style:text-underline-style="none"/>
    </style:style>
    <style:style style:name="T7"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8"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9"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10" style:family="text">
      <style:text-properties fo:font-weight="bold" style:font-weight-asian="bold" style:font-weight-complex="bold" fo:font-style="normal" style:font-style-asian="normal" style:font-style-complex="normal" style:text-line-through-style="none" fo:font-size="10pt" style:font-size-asian="10pt" style:font-size-complex="10pt" fo:color="#EFEFEF" style:text-underline-style="none"/>
    </style:style>
    <style:style style:name="T11" style:family="text">
      <style:text-properties fo:font-weight="bold" style:font-weight-asian="bold" style:font-weight-complex="bold" fo:font-style="normal" style:font-style-asian="normal" style:font-style-complex="normal" style:text-line-through-style="none" fo:font-size="10pt" style:font-size-asian="10pt" style:font-size-complex="10pt" fo:color="#EFEFEF" style:text-underline-style="none"/>
    </style:style>
    <style:style style:name="T12"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13"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14" style:family="text">
      <style:text-properties fo:font-weight="bold" style:font-weight-asian="bold" style:font-weight-complex="bold" fo:font-style="normal" style:font-style-asian="normal" style:font-style-complex="normal" style:text-line-through-style="none" fo:font-size="10pt" style:font-size-asian="10pt" style:font-size-complex="10pt" fo:color="#0000FF" style:text-underline-style="none"/>
    </style:style>
    <style:style style:name="T15"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6"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7"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8"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9" style:family="text">
      <style:text-properties fo:font-weight="bold" style:font-weight-asian="bold" style:font-weight-complex="bold" fo:font-style="normal" style:font-style-asian="normal" style:font-style-complex="normal" style:text-line-through-style="none" fo:font-size="10pt" style:font-size-asian="10pt" style:font-size-complex="10pt" fo:color="#EFEFEF" style:text-underline-style="none"/>
    </style:style>
    <style:style style:name="T20" style:family="text">
      <style:text-properties fo:font-weight="bold" style:font-weight-asian="bold" style:font-weight-complex="bold" fo:font-style="normal" style:font-style-asian="normal" style:font-style-complex="normal" style:text-line-through-style="none" fo:font-size="10pt" style:font-size-asian="10pt" style:font-size-complex="10pt" fo:color="#EFEFEF" style:text-underline-style="none"/>
    </style:style>
    <style:style style:name="T2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3"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24"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25"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6"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7"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28"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9"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0"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31"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EFEFEF" style:text-underline-style="none"/>
    </style:style>
    <style:style style:name="T32"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EFEFEF" style:text-underline-style="none"/>
    </style:style>
    <style:style style:name="T33"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EFEFEF" style:text-underline-style="none"/>
    </style:style>
    <style:style style:name="T3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office:automatic-styles>
  <office:body>
    <office:spreadsheet>
      <table:table table:name="Alpha Review" table:style-name="ta1" table:print="false">
        <office:forms form:automatic-focus="false" form:apply-design-mode="false"/>
        <table:table-column table:style-name="co2" table:default-cell-style-name="ce15"/>
        <table:table-column table:style-name="co3" table:default-cell-style-name="ce15"/>
        <table:table-column table:style-name="co4" table:default-cell-style-name="ce15"/>
        <table:table-column table:style-name="co2" table:default-cell-style-name="ce15"/>
        <table:table-column table:style-name="co5" table:number-columns-repeated="2" table:default-cell-style-name="ce15"/>
        <table:table-column table:style-name="co2" table:default-cell-style-name="ce15"/>
        <table:table-column table:style-name="co1" table:default-cell-style-name="ce15" table:number-columns-repeated="249"/>
        <table:table-row table:style-name="ro2">
          <table:table-cell table:style-name="ce21"/>
          <table:table-cell table:style-name="ce21" table:number-columns-spanned="5" table:number-rows-spanned="1" office:value-type="string">
            <text:p>Alpha review</text:p>
          </table:table-cell>
          <table:covered-table-cell table:number-columns-repeated="4"/>
          <table:table-cell table:style-name="ce22"/>
        </table:table-row>
        <table:table-row table:style-name="ro2">
          <table:table-cell table:style-name="ce23"/>
          <table:table-cell table:style-name="ce24" office:value-type="string">
            <text:p>Service Standard Point</text:p>
          </table:table-cell>
          <table:table-cell table:style-name="ce24" office:value-type="string">
            <text:p>Criteria</text:p>
          </table:table-cell>
          <table:table-cell table:style-name="ce25"/>
          <table:table-cell table:style-name="ce24" office:value-type="string">
            <text:p>Prompts</text:p>
          </table:table-cell>
          <table:table-cell table:style-name="ce24" office:value-type="string">
            <text:p>Evidence</text:p>
          </table:table-cell>
          <table:table-cell table:style-name="ce22"/>
        </table:table-row>
        <table:table-row table:style-name="ro3">
          <table:table-cell table:style-name="ce26"/>
          <table:table-cell table:style-name="ce27" table:number-columns-spanned="5" table:number-rows-spanned="1" office:value-type="string">
            <text:p>User Needs</text:p>
          </table:table-cell>
          <table:covered-table-cell table:number-columns-repeated="4"/>
          <table:table-cell table:style-name="ce28"/>
        </table:table-row>
        <table:table-row table:style-name="ro3">
          <table:table-cell table:style-name="ce29"/>
          <table:table-cell table:style-name="ce30" office:value-type="float" office:value="1">
            <text:p>1</text:p>
          </table:table-cell>
          <table:table-cell table:style-name="ce31" office:value-type="string">
            <text:p>Understand user needs. Research to develop a deep knowledge of who the service users are and what that means for digital and assisted digital service design.</text:p>
          </table:table-cell>
          <table:table-cell table:style-name="ce32"/>
          <table:table-cell table:style-name="ce33" office:value-type="string">
            <text:p>What user research has been completed during discovery and alpha? (should be more than just a one off survey)
How many users did you speak to?
Have you done qualitative and quantitative research?
What have you learnt about your users that is specifically relevant to the design of the service?
How has your research being applied to the design of the service?
What are the user needs for your service? (Can you capture them in one sentence?)
Have you created user stories based on user needs?
Have you researched what the service should be called to best meet user needs?</text:p>
          </table:table-cell>
          <table:table-cell table:style-name="ce34" office:value-type="string">
            <text:p>Service Manager able to
- explain clearly what user research has been completed during discover and alpha
- explain the user research methods, frequency of testing (normally with at least 5 users for each sprint), types of recruits and where they were recruited from, resources available and communication process into the service team to inform the design
- explain what has been learnt about users and user needs, including population demographics and digital proficiency profiles
- give an example of a user story, the need it relates to and how that user need was determined</text:p>
          </table:table-cell>
          <table:table-cell table:style-name="ce35"/>
        </table:table-row>
        <table:table-row table:style-name="ro3">
          <table:table-cell table:style-name="ce29"/>
          <table:table-cell table:style-name="ce30" office:value-type="float" office:value="20">
            <text:p>20</text:p>
          </table:table-cell>
          <table:table-cell table:style-name="ce31" office:value-type="string">
            <text:p>Put a plan in place for ongoing user research and usability testing to continuously seek feedback from users.</text:p>
          </table:table-cell>
          <table:table-cell table:style-name="ce32"/>
          <table:table-cell table:style-name="ce36" office:value-type="string">
            <text:p>What did you learn from user research and usability testing during the alpha?
Are the resources in place to do regular user research and usability testing?
Do you have a testing environment in place?
Who in the team is doing user research and usability testing?
How often are you doing user research and usability testing during the alpha?
How do the results feed into the design of the service?
What is the user research plan for the beta stage and are there resources for user research and usability testing?</text:p>
          </table:table-cell>
          <table:table-cell table:style-name="ce36" office:value-type="string">
            <text:p>Service manager able to
- explain what they learnt during the alpha and how this was incorporated into the service design
- explain who is doing user research and usability testing and how it is being resourced
- explain their testing environment
- explain how often they are doing user research and usability testing
- explain how the results from user research and usability testing are incorporated into the design of the service</text:p>
          </table:table-cell>
          <table:table-cell table:style-name="ce35"/>
        </table:table-row>
        <table:table-row table:style-name="ro3">
          <table:table-cell table:style-name="ce37"/>
          <table:table-cell table:style-name="ce38" table:number-columns-spanned="5" table:number-rows-spanned="1" office:value-type="string">
            <text:p>The Team</text:p>
          </table:table-cell>
          <table:covered-table-cell table:number-columns-repeated="4"/>
          <table:table-cell table:style-name="ce39"/>
        </table:table-row>
        <table:table-row table:style-name="ro3">
          <table:table-cell table:style-name="ce29"/>
          <table:table-cell table:style-name="ce30" office:value-type="float" office:value="2">
            <text:p>2</text:p>
          </table:table-cell>
          <table:table-cell table:style-name="ce31" office:value-type="string">
            <text:p>Put in place a sustainable multidisciplinary team that can design, build and operate the service, led by a suitably skilled and senior service manager with decision-making responsibility.</text:p>
          </table:table-cell>
          <table:table-cell table:style-name="ce32"/>
          <table:table-cell table:style-name="ce40" office:value-type="string">
            <text:p>Can you talk us through your team for the alpha?
Is the service manager empowered to make decisions during the alpha?
Do you have confirmation of this from above?
Is the service manager the single responsible person with the power and knowledge to make decisions to improve the service day to day during the alpha?
Are there any gaps in the team and how are you addressing these?
Is there a separation of key roles?</text:p>
          </table:table-cell>
          <table:table-cell table:style-name="ce34" office:value-type="string">
            <text:p>Service Manager able to
- clearly explain the structure of the team for the alpha (the following should be either in the team or available to the team depending on the scale of the service - service manager, product manager, delivery manager, tech lead, assisted digital lead, designer, user researcher, developers, content designer, technical architect, web ops, product analyst)
- explain how they are empowered to make decisions during the alpha
- explain where they have gaps in the team and explain how they will address them
- show that there is a separation of key roles (i.e. the same person is not performing multiple roles within the service)
- there is at least one user researcher working at least 3 days per week</text:p>
          </table:table-cell>
          <table:table-cell table:style-name="ce35"/>
        </table:table-row>
        <table:table-row table:style-name="ro3">
          <table:table-cell table:style-name="ce29"/>
          <table:table-cell table:style-name="ce30" office:value-type="float" office:value="6">
            <text:p>6</text:p>
          </table:table-cell>
          <table:table-cell table:style-name="ce31" office:value-type="string">
            <text:p>Build the service using the agile, iterative and user-centred methods set out in the manual</text:p>
          </table:table-cell>
          <table:table-cell table:style-name="ce32"/>
          <table:table-cell table:style-name="ce36" office:value-type="string">
            <text:p>Talk us through how you are working in an agile way?
What tools and techniques are you using to enable this way of working?
How are you reviewing and iterating your processes?
How are you able to adapt your processes to be responsive and iterate? 
How are you communicating within the team?
Can you give an example of how you have responded to user research and usability testing?</text:p>
          </table:table-cell>
          <table:table-cell table:style-name="ce36" office:value-type="string">
            <text:p>Service Manager able to
- clearly explain how the service is working in an agile way, using agile tools and techniques
- explain how the service has reviewed and iterated their processes to be responsive
- explain how the team are using agile tools and techniques to communicate within the team
- give an example of how the service has responded to user research and usability testing</text:p>
          </table:table-cell>
          <table:table-cell table:style-name="ce35"/>
        </table:table-row>
        <table:table-row table:style-name="ro3">
          <table:table-cell table:style-name="ce37"/>
          <table:table-cell table:style-name="ce38" table:number-columns-spanned="5" table:number-rows-spanned="1" office:value-type="string">
            <text:p>Security, Privacy, Tools and Standards</text:p>
          </table:table-cell>
          <table:covered-table-cell table:number-columns-repeated="4"/>
          <table:table-cell table:style-name="ce39"/>
        </table:table-row>
        <table:table-row table:style-name="ro3">
          <table:table-cell table:style-name="ce29"/>
          <table:table-cell table:style-name="ce30" office:value-type="float" office:value="3">
            <text:p>3</text:p>
          </table:table-cell>
          <table:table-cell table:style-name="ce31" office:value-type="string">
            <text:p>Evaluate what user data and information the service will be providing or storing, and address the security level, legal responsibilities, and risks associated with the service (consulting with experts where appropriate)</text:p>
          </table:table-cell>
          <table:table-cell table:style-name="ce32"/>
          <table:table-cell table:style-name="ce34" office:value-type="string">
            <text:p>Have you engaged with the right people?
Has a SIRO (Senior Information Risk Owner) been assigned and who are they?
Has a (IAO) Information Asset Owner been assigned?
Has an Accreditor been assigned to the project?
Have you set the risk appetite for the project?
What are you worried about?
Why is the architecture of the service the way it is?
What is the relationship between the service manager and the SIRO?
Have you done a risk assessment and who has signed off the risks?
Is the level of security appropriate (i.e. not too high or too low)?
Has the service been subject to an assessment using RSDOPS?
What identity assurance needs were identified and how are they being met?</text:p>
          </table:table-cell>
          <table:table-cell table:style-name="ce34" office:value-type="string">
            <text:p>Service Manager able to
- show that the security of the service is owned by the team under the service manager and that there has been proportionate external validation 
- explain who they have engaged with
- confirm who the SIRO, Information Asset Owner and Accreditor are for the project
- explain what the risk appetite is for the project
- explain the architecture of the service and why they have chosen it
- confirm they have done a risk assessment and explain who has signed off the risks
- explain the level of security of and why it was chosen
- confirm service assessed against RSDOPS to identify the risks and the extent to which the service needs to know that users are who they say they are
- identified if the service needs to use identity assurance and if so what type/level.</text:p>
          </table:table-cell>
          <table:table-cell table:style-name="ce35"/>
        </table:table-row>
        <table:table-row table:style-name="ro3">
          <table:table-cell table:style-name="ce29"/>
          <table:table-cell table:style-name="ce30" office:value-type="float" office:value="4">
            <text:p>4</text:p>
          </table:table-cell>
          <table:table-cell table:style-name="ce31" office:value-type="string">
            <text:p>Evaluate the privacy risks to make sure that personal data collection requirements are appropriate</text:p>
          </table:table-cell>
          <table:table-cell table:style-name="ce32"/>
          <table:table-cell table:style-name="ce40" office:value-type="string">
            <text:p>What have you done to ensure compliance with the Data Protection Act?
What data goes where and why?
Who is the data controller for the service?
How have you ensured you follow cookie policy?</text:p>
          </table:table-cell>
          <table:table-cell table:style-name="ce40" office:value-type="string">
            <text:p>Service Manager able to
- explain how the service complies with the Data Protection Act
- explain data flows i.e. what data goes where and why
- confirm who the data controller is for the service
- explain how the service complies with cookie policy</text:p>
          </table:table-cell>
          <table:table-cell table:style-name="ce35"/>
        </table:table-row>
        <table:table-row table:style-name="ro3">
          <table:table-cell table:style-name="ce29"/>
          <table:table-cell table:style-name="ce30" office:value-type="float" office:value="5">
            <text:p>5</text:p>
          </table:table-cell>
          <table:table-cell table:style-name="ce31" office:value-type="string">
            <text:p>Evaluate what tools and systems will be used to build, host, operate and measure a service, and how to procure them</text:p>
          </table:table-cell>
          <table:table-cell table:style-name="ce32"/>
          <table:table-cell table:style-name="ce40" office:value-type="string">
            <text:p>How did you choose technology for the alpha?
What tools are you using for the alpha?
What options were considered and what factors led to the decision?
How are you avoiding lock-in during the alpha and beyond?
Are the contracts in place suitably flexible and delivering value for money?
What procurement vehicles have you used and why?
What changes are you planning to make?</text:p>
          </table:table-cell>
          <table:table-cell table:style-name="ce40" office:value-type="string">
            <text:p>Service Manager able to
- explain what technology and tools the service has bought, built and uses for the alpha and why they have chosen them
- explain how they are avoiding lock in, how their contracts are suitably flexible and how they are delivering value for money
- explain what procurement vehicles they have used and why
- explain what changes they are planning to make</text:p>
          </table:table-cell>
          <table:table-cell table:style-name="ce35"/>
        </table:table-row>
        <table:table-row table:style-name="ro3">
          <table:table-cell table:style-name="ce29"/>
          <table:table-cell table:style-name="ce30" office:value-type="float" office:value="15">
            <text:p>15</text:p>
          </table:table-cell>
          <table:table-cell table:style-name="ce31" office:value-type="string">
            <text:p>Make all new source code open and reuseable, and publish it under appropriate licences (or provide a convincing explanation as to why this cannot be done for specific subsets of the source code)</text:p>
          </table:table-cell>
          <table:table-cell table:style-name="ce32"/>
          <table:table-cell table:style-name="ce40" office:value-type="string">
            <text:p>Talk us through your plan for making all new source code open and reusable?
Do you own the intellectual property?
Will I be able to reuse your code in another department?</text:p>
          </table:table-cell>
          <table:table-cell table:style-name="ce40" office:value-type="string">
            <text:p>Service manager able to
- explain their plan for making all new source code open and reusable during the alpha
- confirm that the service owns the intellectual property or give a valid explanation why not
- explain how other departments will be able to reuse their code during alpha</text:p>
          </table:table-cell>
          <table:table-cell table:style-name="ce35"/>
        </table:table-row>
        <table:table-row table:style-name="ro3">
          <table:table-cell table:style-name="ce29"/>
          <table:table-cell table:style-name="ce30" office:value-type="float" office:value="16">
            <text:p>16</text:p>
          </table:table-cell>
          <table:table-cell table:style-name="ce31" office:value-type="string">
            <text:p>Use open standards and common government platforms (eg identity assurance) where available</text:p>
          </table:table-cell>
          <table:table-cell table:style-name="ce32"/>
          <table:table-cell table:style-name="ce40" office:value-type="string">
            <text:p>What open standards are you using?
Are you complying with the open standards board's decisions?
Are you imposing vendor technology choices on users?
What standards are you using to reduce lock-in?
Have you engaged with the identity assurance team in GDS?</text:p>
          </table:table-cell>
          <table:table-cell table:style-name="ce40" office:value-type="string">
            <text:p>Service Manager able to
- explain what open standards the service is using during the alpha
- explain how they are complying with the open standards board's decisions during the alpha
- explain how they are avoiding imposing vendor technology decisions on users and reducing lock-in during the alpha
- confirm that they have engaged with the identity assurance team in GDS</text:p>
          </table:table-cell>
          <table:table-cell table:style-name="ce35"/>
        </table:table-row>
        <table:table-row table:style-name="ro3">
          <table:table-cell table:style-name="ce29"/>
          <table:table-cell table:style-name="ce30" office:value-type="float" office:value="17">
            <text:p>17</text:p>
          </table:table-cell>
          <table:table-cell table:style-name="ce31" office:value-type="string">
            <text:p>Be able to test the end-to-end service in an environment identical to that of the live version on all common browsers and devices. Use dummy accounts and a representative sample of users.</text:p>
          </table:table-cell>
          <table:table-cell table:style-name="ce32"/>
          <table:table-cell table:style-name="ce34" office:value-type="string">
            <text:p>How do you deploy in the alpha service and how do you test before deploying?
Where do you do performance testing?
Do you have an environment for previewing new features?
Are you doing ongoing penetration testing?
What browsers and devices do you support and why?</text:p>
          </table:table-cell>
          <table:table-cell table:style-name="ce40" office:value-type="string">
            <text:p>Service Manager able to
- explain how they deploy during the alpha and test before deploying
- explain how and where they do performance testing for the alpha service
- explain how they preview new features before deploying them to the alpha service
- explain their ongoing penetration testing during the alpha
- explain their browser and device testing during the alpha</text:p>
          </table:table-cell>
          <table:table-cell table:style-name="ce35"/>
        </table:table-row>
        <table:table-row table:style-name="ro3">
          <table:table-cell table:style-name="ce29"/>
          <table:table-cell table:style-name="ce30" office:value-type="float" office:value="25">
            <text:p>25</text:p>
          </table:table-cell>
          <table:table-cell table:style-name="ce31" office:value-type="string">
            <text:p>Make a plan for the event of the service being taken temporarily offline.</text:p>
          </table:table-cell>
          <table:table-cell table:style-name="ce32"/>
          <table:table-cell table:style-name="ce41" office:value-type="string">
            <text:p>Do you have a disaster recovery plan?
Have you evaluated your suppliers disaster recovery capability?
Have you planned for the consequences of a forced shutdown in the alpha?
Have you planned for a Distributed Denial of Service (DDoS) attack and other malicious attacks in the alpha?
Have you done sufficient load testing for the alpha?
Do you have a line into GovCertUK for reporting in the event of an incident?</text:p>
          </table:table-cell>
          <table:table-cell table:style-name="ce36" office:value-type="string">
            <text:p>Service manager able to
- explain their disaster recovery plan for the alpha, including understanding their suppliers disaster recovery capability where appropriate
- explain how the service would deal with a forced shutdown in the alpha
- explain how they will deal with a DDoS attack and other malicious attacks in the alpha
- explain what load testing they have done for the alpha
- confirm they are aware of GovCertUK and are aware of how to report an incident</text:p>
          </table:table-cell>
          <table:table-cell table:style-name="ce35"/>
        </table:table-row>
        <table:table-row table:style-name="ro3">
          <table:table-cell table:style-name="ce37"/>
          <table:table-cell table:style-name="ce38" table:number-columns-spanned="5" table:number-rows-spanned="1" office:value-type="string">
            <text:p>Improving the Service</text:p>
          </table:table-cell>
          <table:covered-table-cell table:number-columns-repeated="4"/>
          <table:table-cell table:style-name="ce39"/>
        </table:table-row>
        <table:table-row table:style-name="ro3">
          <table:table-cell table:style-name="ce29"/>
          <table:table-cell table:style-name="ce30" office:value-type="float" office:value="14">
            <text:p>14</text:p>
          </table:table-cell>
          <table:table-cell table:style-name="ce31" office:value-type="string">
            <text:p>Make sure that you have the capacity and technical flexibility to update and improve the service on a very frequent basis</text:p>
          </table:table-cell>
          <table:table-cell table:style-name="ce32"/>
          <table:table-cell table:style-name="ce34" office:value-type="string">
            <text:p>Talk us through your deployment process for the alpha?
How long does it take to make a change to the service during the alpha?
Who can make a change during the alpha?
Who can authorise making a change during the alpha?
How do you test a change before it is made during the alpha?
Do you require downtime for a release during the alpha? How long is the downtime?</text:p>
          </table:table-cell>
          <table:table-cell table:style-name="ce34" office:value-type="string">
            <text:p>Service Manager able to
- clearly explain their deployment process for the alpha
- explain how long it takes to make a change to the service during the alpha
- explain who can make a change and who can authorise a change during the alpha
- explain how they test a change before it is made during the alpha
- explain why the service requires downtime for a release and how long that downtime is during the alpha</text:p>
          </table:table-cell>
          <table:table-cell table:style-name="ce35"/>
        </table:table-row>
        <table:table-row table:style-name="ro3">
          <table:table-cell table:style-name="ce29"/>
          <table:table-cell table:style-name="ce30" office:value-type="float" office:value="19">
            <text:p>19</text:p>
          </table:table-cell>
          <table:table-cell table:style-name="ce31" office:value-type="string">
            <text:p>Build a service that can be iterated on a frequent basis and make sure resources are in place to do so</text:p>
          </table:table-cell>
          <table:table-cell table:style-name="ce32"/>
          <table:table-cell table:style-name="ce36" office:value-type="string">
            <text:p>How did you iterate the service frequently during the alpha?
Who was responsible for user research, usability testing and identifying actionable data insights during the alpha?</text:p>
          </table:table-cell>
          <table:table-cell table:style-name="ce36" office:value-type="string">
            <text:p>Service Manager able to
- explain how they have iterated the service frequently during the alpha
- explain who was responsible for user research, usability testing and identifying actionable data insights during the alpha</text:p>
          </table:table-cell>
          <table:table-cell table:style-name="ce35"/>
        </table:table-row>
        <table:table-row table:style-name="ro3">
          <table:table-cell table:style-name="ce37"/>
          <table:table-cell table:style-name="ce38" table:number-columns-spanned="5" table:number-rows-spanned="1" office:value-type="string">
            <text:p>Design</text:p>
          </table:table-cell>
          <table:covered-table-cell table:number-columns-repeated="4"/>
          <table:table-cell table:style-name="ce39"/>
        </table:table-row>
        <table:table-row table:style-name="ro3">
          <table:table-cell table:style-name="ce29"/>
          <table:table-cell table:style-name="ce30" office:value-type="float" office:value="9">
            <text:p>9</text:p>
          </table:table-cell>
          <table:table-cell table:style-name="ce31" office:value-type="string">
            <text:p>Create a service that is simple and intuitive enough that users succeed first time, unaided</text:p>
          </table:table-cell>
          <table:table-cell table:style-name="ce32"/>
          <table:table-cell table:style-name="ce40" office:value-type="string">
            <text:p>How did you collect evidence that users of the alpha service are, in the majority of cases, succeeding first time?</text:p>
          </table:table-cell>
          <table:table-cell table:style-name="ce40" office:value-type="string">
            <text:p>Service Manager able to
- explain how they collected evidence that users of the alpha service are, in the majority of cases, succeeding first time</text:p>
          </table:table-cell>
          <table:table-cell table:style-name="ce35"/>
        </table:table-row>
        <table:table-row table:style-name="ro3">
          <table:table-cell table:style-name="ce29"/>
          <table:table-cell table:style-name="ce30" office:value-type="float" office:value="12">
            <text:p>12</text:p>
          </table:table-cell>
          <table:table-cell table:style-name="ce31" office:value-type="string">
            <text:p>Integrate the service with any non-digital sections required for legal reasons</text:p>
          </table:table-cell>
          <table:table-cell table:style-name="ce32"/>
          <table:table-cell table:style-name="ce40" office:value-type="string">
            <text:p>Does the service have any non-digital steps during the alpha and if so, why?
What has been done to ensure that any non-digital steps work seamlessly with the digital service?
How have you tested the non-digital steps with users during the alpha?
How are you planning to overcome any policy constraints and legislative barriers that are preventing the service from been an end to end digital service?</text:p>
          </table:table-cell>
          <table:table-cell table:style-name="ce40" office:value-type="string">
            <text:p>Service Manager able to
- explain why any non-digital steps are required for the alpha service
- how any non-digital steps seamlessly link to the digital service and how they have tested them with users during the alpha
- Identify any policy constraints or legislative barriers that are preventing the service from been an end to end digital service</text:p>
          </table:table-cell>
          <table:table-cell table:style-name="ce35"/>
        </table:table-row>
        <table:table-row table:style-name="ro3">
          <table:table-cell table:style-name="ce29"/>
          <table:table-cell table:style-name="ce30" office:value-type="float" office:value="13">
            <text:p>13</text:p>
          </table:table-cell>
          <table:table-cell table:style-name="ce31" office:value-type="string">
            <text:p>Build a service consistent with the user experience of the rest of GOV.UK by using the design patterns and style guide.</text:p>
          </table:table-cell>
          <table:table-cell table:style-name="ce32"/>
          <table:table-cell table:style-name="ce36" office:value-type="string">
            <text:p>Has a designer and content designer been involved during the alpha?
Have you used the GOV.UK design patterns and front end tool kit during alpha?
Do you have a front end developer in place?
Have you used the GDS style guide during the alpha?</text:p>
          </table:table-cell>
          <table:table-cell table:style-name="ce36" office:value-type="string">
            <text:p>Service Manager able to
- explain how the service will use the GOV.UK design patterns, front end tool kit and GDS style guide during the alpha
- explain what design, content design and front end developer support was available to the team during the alpha</text:p>
          </table:table-cell>
          <table:table-cell table:style-name="ce35"/>
        </table:table-row>
        <table:table-row table:style-name="ro3">
          <table:table-cell table:style-name="ce37"/>
          <table:table-cell table:style-name="ce38" table:number-columns-spanned="5" table:number-rows-spanned="1" office:value-type="string">
            <text:p>Assisted Digital and Channel Shift</text:p>
          </table:table-cell>
          <table:covered-table-cell table:number-columns-repeated="4"/>
          <table:table-cell table:style-name="ce39"/>
        </table:table-row>
        <table:table-row table:style-name="ro3">
          <table:table-cell table:style-name="ce29"/>
          <table:table-cell table:style-name="ce30" office:value-type="float" office:value="10">
            <text:p>10</text:p>
          </table:table-cell>
          <table:table-cell table:style-name="ce31" office:value-type="string">
            <text:p>Put appropriate assisted digital support in place that’s aimed towards those who genuinely need it</text:p>
          </table:table-cell>
          <table:table-cell table:style-name="ce32"/>
          <table:table-cell table:style-name="ce34" office:value-type="string">
            <text:p>What user research have you conducted with AD users and what have you learnt?
How many AD transactions are you expecting and what is this number as a proportion of total transactions?
What are the barriers for your AD users to use the digital service independently?
How are you planning to test your AD support before the service moves into beta on a service.gov.uk domain?
How are you gathering user insights from your AD users and how are you planning to use them to iterate your AD support?
Have you identified user personas for your AD users? And have you identified their user journeys for AD support?
How will you fund your AD support and will it be free to the user?</text:p>
          </table:table-cell>
          <table:table-cell table:style-name="ce34" office:value-type="string">
            <text:p>Service Manager able to:
- explain what they have learnt from conducting user research with AD users of the service
- explain the number of AD transactions they expect, and what that is as a proportion of total transactions for the service
- explain what the barriers are for AD users to use the digital service independently
- explain how they plan to test their AD support before the service moves to beta on a service.gov.uk domain
- explain how they will gather user insights from user research with AD users and use it to iterate their AD support before the service moves to beta on a service.gov.uk domain
- explain the user journeys for their relevant user personas (including ID assurance if required). This should include estimated of the number of AD transactions for web chat, telephone and face by face support
- explain how they plan to ensure AD support is sustainably funded and is free to the user</text:p>
          </table:table-cell>
          <table:table-cell table:style-name="ce35"/>
        </table:table-row>
        <table:table-row table:style-name="ro3">
          <table:table-cell table:style-name="ce29"/>
          <table:table-cell table:style-name="ce30" office:value-type="float" office:value="11">
            <text:p>11</text:p>
          </table:table-cell>
          <table:table-cell table:style-name="ce31" office:value-type="string">
            <text:p>Plan (with GDS) for the phasing out of any existing alternative channels, where appropriate</text:p>
          </table:table-cell>
          <table:table-cell table:style-name="ce32"/>
          <table:table-cell table:style-name="ce36" office:value-type="string">
            <text:p>What is your plan for increasing digital take up?
What other channels is the service currently delivered through?
Do you collect data for these channels?
What proportion of your users currently use your digital channel and complete the service in this way?
What proportion of your users currently use and complete the transaction per channel? 
Which organisations/groups help your users with the existing digital or non-digital services?
How has the digital service been designed to give it clear advantages over the other channels?</text:p>
          </table:table-cell>
          <table:table-cell table:style-name="ce36" office:value-type="string">
            <text:p>Service Manager able to
- explain their plan for increasing digital take up
- explain what other channels the service is delivered through
- explain what data they collect on their other channels
- analytical data on service usage for each channel 
- A list of delivery 'providers' and the nature of the services they provide. 
- Customer insight from: research with real users, user demographics, attitudes, behaviours and channel preferences and customer journey maps
- explain how each and every channels meet different users’ needs</text:p>
          </table:table-cell>
          <table:table-cell table:style-name="ce35"/>
        </table:table-row>
        <table:table-row table:style-name="ro3">
          <table:table-cell table:style-name="ce37"/>
          <table:table-cell table:style-name="ce38" table:number-columns-spanned="5" table:number-rows-spanned="1" office:value-type="string">
            <text:p>Analysis and Benchmarking</text:p>
          </table:table-cell>
          <table:covered-table-cell table:number-columns-repeated="4"/>
          <table:table-cell table:style-name="ce39"/>
        </table:table-row>
        <table:table-row table:style-name="ro3">
          <table:table-cell table:style-name="ce29"/>
          <table:table-cell table:style-name="ce30" office:value-type="float" office:value="8">
            <text:p>8</text:p>
          </table:table-cell>
          <table:table-cell table:style-name="ce31" office:value-type="string">
            <text:p>Analyse the prototype service’s success, and translate user feedback into features and tasks for the next phase of development</text:p>
          </table:table-cell>
          <table:table-cell table:style-name="ce32"/>
          <table:table-cell table:style-name="ce40" office:value-type="string">
            <text:p>What prototype testing did you do during the alpha?
What did you plan to test?
How did you test the prototype with end users?
What did you learn?
What did you change?
What didn't you change and why?
How many other versions of the prototype did you try?
Why did you choose this version?</text:p>
          </table:table-cell>
          <table:table-cell table:style-name="ce40" office:value-type="string">
            <text:p>Service Manager able to
- talk clearly about user research reports, indicating where a service required remediation
- talk through substantial iteration in the design and content of the service during the alpha
- explain how prototype works as end to end user journey for all user needs, including those with AD needs</text:p>
          </table:table-cell>
          <table:table-cell table:style-name="ce35"/>
        </table:table-row>
        <table:table-row table:style-name="ro3">
          <table:table-cell table:style-name="ce29"/>
          <table:table-cell table:style-name="ce30" office:value-type="float" office:value="18">
            <text:p>18</text:p>
          </table:table-cell>
          <table:table-cell table:style-name="ce31" office:value-type="string">
            <text:p>Use analytics tools that collect performance data</text:p>
          </table:table-cell>
          <table:table-cell table:style-name="ce32"/>
          <table:table-cell table:style-name="ce40" office:value-type="string">
            <text:p>What analytics tool have you installed for the alpha?
Is your SIRO happy with it?
Who does analytics in the team during the alpha?
In addition to the 4 KPI's, what other KPI's are you tracking during the alpha?</text:p>
          </table:table-cell>
          <table:table-cell table:style-name="ce40" office:value-type="string">
            <text:p>Service Manager able to
- explain what analytics tool is installed for the alpha and that the SIRO is happy with this approach
- explain who in the team is responsible for identifying actionable data insights during the alpha
- explain what additional KPI's they are tracking during the alpha</text:p>
          </table:table-cell>
          <table:table-cell table:style-name="ce35"/>
        </table:table-row>
        <table:table-row table:style-name="ro3">
          <table:table-cell table:style-name="ce42"/>
          <table:table-cell table:style-name="ce43" office:value-type="float" office:value="7">
            <text:p>7</text:p>
          </table:table-cell>
          <table:table-cell table:style-name="ce31" office:value-type="string">
            <text:p>Establish performance benchmarks, in consultation with GDS, using the 4 key performance indicators (KPIs) defined in the manual, against which the service will be measured</text:p>
          </table:table-cell>
          <table:table-cell table:style-name="ce44"/>
          <table:table-cell table:style-name="ce34" office:value-type="string">
            <text:p>Have you made contact with the performance platform?
How are you measuring the performance of the old service to provide a baseline for the new service?</text:p>
          </table:table-cell>
          <table:table-cell table:style-name="ce40" office:value-type="string">
            <text:p>Service Manager able to
- show they have made contact with the performance platform
- explain how they currently measure the performance of the old service to provide a baseline for the new service</text:p>
          </table:table-cell>
          <table:table-cell table:style-name="ce45"/>
        </table:table-row>
        <table:table-row table:style-name="ro3">
          <table:table-cell table:style-name="ce29"/>
          <table:table-cell table:style-name="ce24" office:value-type="string">
            <text:p>21, 22, 23, 24</text:p>
          </table:table-cell>
          <table:table-cell table:style-name="ce31" office:value-type="string">
            <text:p>21 - Establish a benchmark for user satisfaction across the digital and assisted digital service. Report performance data on the Performance Platform.
22 - Establish a benchmark for completion rates across the digital and assisted digital service. Report performance data on the Performance Platform.
23 - Make a plan (with supporting evidence) to achieve a low cost per transaction across the digital and assisted digital service. Report performance data on the Performance Platform.
24 - Make a plan (with supporting evidence) to achieve a high digital take-up and assisted digital support for users who really need it. Report performance data on the Performance Platform.</text:p>
          </table:table-cell>
          <table:table-cell table:style-name="ce35"/>
          <table:table-cell table:style-name="ce33" office:value-type="string">
            <text:p>Have you made contact with the performance platform?
How are you measuring the performance of the old service to provide a baseline for the new service?
Have you heard about stageprompt (or an equivalent event tracking)?
Tell us about your plan to increase digital take up?
How do current digital take up levels for your service compare with those of similar services?
How are you measuring the performance of the service across all existing channels (This will provide a baseline for the new service)?</text:p>
          </table:table-cell>
          <table:table-cell table:style-name="ce33" office:value-type="string">
            <text:p>Service Manager able to
- show they have made contact with the performance platform and understand the role of stageprompt (or an equivalent event tracking) in getting their completion rate data on their performance dashboard
- explain how they currently measure the performance of the old service to provide a baseline for the new service
- explain their plan for increasing digital take-up
- explain how they measure the usage volumes for the current service(across channels) and explain how this information will be made available to Performance Platform team.
- explain how usage trends and insights drawn from similar services are informing their digital take-up plans</text:p>
          </table:table-cell>
          <table:table-cell table:style-name="ce35"/>
        </table:table-row>
        <table:table-row table:style-name="ro3">
          <table:table-cell table:style-name="ce37"/>
          <table:table-cell table:style-name="ce38" table:number-columns-spanned="5" table:number-rows-spanned="1" office:value-type="string">
            <text:p>Testing with the Minister</text:p>
          </table:table-cell>
          <table:covered-table-cell table:number-columns-repeated="4"/>
          <table:table-cell table:style-name="ce39"/>
        </table:table-row>
        <table:table-row table:style-name="ro3">
          <table:table-cell table:style-name="ce29"/>
          <table:table-cell table:style-name="ce30" office:value-type="float" office:value="26">
            <text:p>26</text:p>
          </table:table-cell>
          <table:table-cell table:style-name="ce31" office:value-type="string">
            <text:p>Test the service from beginning to end with the minister responsible for it</text:p>
          </table:table-cell>
          <table:table-cell table:style-name="ce32"/>
          <table:table-cell table:style-name="ce34" office:value-type="string">
            <text:p>How are you planning to test the service with the minister responsible for it before the service moves into Live?</text:p>
          </table:table-cell>
          <table:table-cell table:style-name="ce34" office:value-type="string">
            <text:p>Service Manager able to
- confirm the minister responsible for the service will test it before the service moves into Live</text:p>
          </table:table-cell>
          <table:table-cell table:style-name="ce35"/>
        </table:table-row>
        <table:table-row table:style-name="ro4">
          <table:table-cell table:style-name="ce29" table:number-columns-spanned="7" table:number-rows-spanned="1"/>
          <table:covered-table-cell table:number-columns-repeated="6"/>
        </table:table-row>
      </table:table>
      <table:table table:name="Beta Assessment" table:style-name="ta2" table:print="false">
        <office:forms form:automatic-focus="false" form:apply-design-mode="false"/>
        <table:table-column table:style-name="co2" table:default-cell-style-name="ce15"/>
        <table:table-column table:style-name="co3" table:default-cell-style-name="ce15"/>
        <table:table-column table:style-name="co4" table:default-cell-style-name="ce15"/>
        <table:table-column table:style-name="co2" table:default-cell-style-name="ce15"/>
        <table:table-column table:style-name="co5" table:number-columns-repeated="2" table:default-cell-style-name="ce15"/>
        <table:table-column table:style-name="co2" table:default-cell-style-name="ce15"/>
        <table:table-column table:style-name="co7" table:default-cell-style-name="ce15" table:visibility="collapse"/>
        <table:table-column table:style-name="co7" table:default-cell-style-name="ce15" table:visibility="collapse"/>
        <table:table-column table:style-name="co7" table:default-cell-style-name="ce15" table:visibility="collapse"/>
        <table:table-column table:style-name="co7" table:default-cell-style-name="ce15" table:visibility="collapse"/>
        <table:table-column table:style-name="co7" table:default-cell-style-name="ce15" table:visibility="collapse"/>
        <table:table-column table:style-name="co7" table:default-cell-style-name="ce15" table:visibility="collapse"/>
        <table:table-column table:style-name="co7" table:default-cell-style-name="ce15" table:visibility="collapse"/>
        <table:table-column table:style-name="co7" table:default-cell-style-name="ce15" table:visibility="collapse"/>
        <table:table-column table:style-name="co7" table:default-cell-style-name="ce15" table:visibility="collapse"/>
        <table:table-column table:style-name="co7" table:default-cell-style-name="ce15" table:visibility="collapse"/>
        <table:table-column table:style-name="co6" table:default-cell-style-name="ce15" table:number-columns-repeated="239"/>
        <table:table-row table:style-name="ro2">
          <table:table-cell table:style-name="ce21"/>
          <table:table-cell table:style-name="ce21" table:number-columns-spanned="5" table:number-rows-spanned="1" office:value-type="string">
            <text:p>Beta assessment</text:p>
          </table:table-cell>
          <table:covered-table-cell table:number-columns-repeated="4"/>
          <table:table-cell table:style-name="ce22" table:number-columns-spanned="11" table:number-rows-spanned="1"/>
          <table:covered-table-cell table:number-columns-repeated="10"/>
        </table:table-row>
        <table:table-row table:style-name="ro2">
          <table:table-cell table:style-name="ce23"/>
          <table:table-cell table:style-name="ce24" office:value-type="string">
            <text:p>Service Standard Point</text:p>
          </table:table-cell>
          <table:table-cell table:style-name="ce24" office:value-type="string">
            <text:p>Criteria</text:p>
          </table:table-cell>
          <table:table-cell table:style-name="ce46"/>
          <table:table-cell table:style-name="ce24" office:value-type="string">
            <text:p>Prompts</text:p>
          </table:table-cell>
          <table:table-cell table:style-name="ce24" office:value-type="string">
            <text:p>Evidence</text:p>
          </table:table-cell>
          <table:table-cell table:style-name="ce22"/>
          <table:table-cell table:style-name="ce47" office:value-type="string">
            <text:p>Lead Assessor comments</text:p>
          </table:table-cell>
          <table:table-cell table:style-name="ce47" office:value-type="string">
            <text:p>Passed  Y/N</text:p>
          </table:table-cell>
          <table:table-cell table:style-name="ce46"/>
          <table:table-cell table:style-name="ce47" office:value-type="string">
            <text:p>Tech Arc comments</text:p>
          </table:table-cell>
          <table:table-cell table:style-name="ce47" office:value-type="string">
            <text:p>Passed  Y/N</text:p>
          </table:table-cell>
          <table:table-cell table:style-name="ce46"/>
          <table:table-cell table:style-name="ce24" office:value-type="string">
            <text:p>Analyst/User Researcher comments</text:p>
          </table:table-cell>
          <table:table-cell table:style-name="ce47" office:value-type="string">
            <text:p>Passed  Y/N</text:p>
          </table:table-cell>
          <table:table-cell table:style-name="ce46"/>
          <table:table-cell table:style-name="ce47" office:value-type="string">
            <text:p>Designer comments</text:p>
          </table:table-cell>
        </table:table-row>
        <table:table-row table:style-name="ro3">
          <table:table-cell table:style-name="ce26"/>
          <table:table-cell table:style-name="ce27" table:number-columns-spanned="5" table:number-rows-spanned="1" office:value-type="string">
            <text:p>User Needs</text:p>
          </table:table-cell>
          <table:covered-table-cell table:number-columns-repeated="4"/>
          <table:table-cell table:style-name="ce28" table:number-columns-spanned="11" table:number-rows-spanned="1"/>
          <table:covered-table-cell table:number-columns-repeated="10"/>
        </table:table-row>
        <table:table-row table:style-name="ro3">
          <table:table-cell table:style-name="ce29"/>
          <table:table-cell table:style-name="ce30" office:value-type="float" office:value="1">
            <text:p>1</text:p>
          </table:table-cell>
          <table:table-cell table:style-name="ce31" office:value-type="string">
            <text:p>Understand user needs. Research to develop a deep knowledge of who the service users are and what that means for digital and assisted digital service design.</text:p>
          </table:table-cell>
          <table:table-cell table:style-name="ce32"/>
          <table:table-cell table:style-name="ce33" office:value-type="string">
            <text:p>What user research have you completed so far? (should be more than just a one off survey)
How many users did you speak to?
Have you done qualitative and quantitative research?
What have you learnt about your users that is specifically relevant to the design of the service?
How has your research being applied to the design of the service?
What are the user needs for your service? (Can you capture them in one sentence?)
Have you created user stories based on user needs?
What user research do you plan to do during the remainder of the beta?
Have you researched what the service should be called to best meet user needs and discussed with GOV.UK to ensure the start page is optimised? (using user research and digital landscape analytics)</text:p>
          </table:table-cell>
          <table:table-cell table:style-name="ce34" office:value-type="string">
            <text:p>Service Manager able to
- explain clearly what user research has been completed during the beta including qualitative usability testing and quantitative surveys
- explain the user research methods, frequency of testing (normally with at least 5 users for each sprint), types of recruits and where they were recruited from, how the full service has been tested and in what environments, resources available and communication process into the service team to inform the design
- explain what has been learnt about users and user needs, including population demographics and digital proficiency profiles
- give an example of a user story, the need it relates to and how that user need was determined
- explain how the service was name was determined through user research</text:p>
          </table:table-cell>
          <table:table-cell table:style-name="ce35"/>
          <table:table-cell table:number-columns-repeated="2" table:style-name="ce48"/>
          <table:table-cell table:style-name="ce32"/>
          <table:table-cell table:number-columns-repeated="2" table:style-name="ce48"/>
          <table:table-cell table:style-name="ce32"/>
          <table:table-cell table:number-columns-repeated="2" table:style-name="ce48"/>
          <table:table-cell table:style-name="ce32"/>
          <table:table-cell table:style-name="ce48"/>
        </table:table-row>
        <table:table-row table:style-name="ro3">
          <table:table-cell table:style-name="ce29"/>
          <table:table-cell table:style-name="ce30" office:value-type="float" office:value="20">
            <text:p>20</text:p>
          </table:table-cell>
          <table:table-cell table:style-name="ce31" office:value-type="string">
            <text:p>Put a plan in place for ongoing user research and usability testing to continuously seek feedback from users.</text:p>
          </table:table-cell>
          <table:table-cell table:style-name="ce32"/>
          <table:table-cell table:style-name="ce36" office:value-type="string">
            <text:p>What are you learning from user research and usability testing during the beta?
How has this been incorporated into the service design?
What is your research plan for the rest of the beta?
Are the resources in place to do regular user research and usability testing throughout the beta?
Do you have a testing environment in place for the beta?
Who in the team is doing user research and usability testing during the beta?
How often are you doing user research and usability testing during the beta?
How will the results feed into the design of the service?
What is the user research plan for the remainder of beta stage and are there resources for user research and usability testing?</text:p>
          </table:table-cell>
          <table:table-cell table:style-name="ce36" office:value-type="string">
            <text:p>Service manager able to
- explain what they learnt during the alpha and how this was incorporated into the service design
- explain their research plan for the beta in detail
- explain who is doing user research and usability testing and how it is being resourced in the beta
- explain their testing environment
- explain how often they will be doing user research and usability testing during the beta
- explain how the results from user research and usability testing will be incorporated into the design of the service during the beta</text:p>
          </table:table-cell>
          <table:table-cell table:style-name="ce35"/>
          <table:table-cell table:number-columns-repeated="2" table:style-name="ce48"/>
          <table:table-cell table:style-name="ce32"/>
          <table:table-cell table:number-columns-repeated="2" table:style-name="ce48"/>
          <table:table-cell table:style-name="ce32"/>
          <table:table-cell table:number-columns-repeated="2" table:style-name="ce48"/>
          <table:table-cell table:style-name="ce32"/>
          <table:table-cell table:style-name="ce48"/>
        </table:table-row>
        <table:table-row table:style-name="ro3">
          <table:table-cell table:style-name="ce37"/>
          <table:table-cell table:style-name="ce38" table:number-columns-spanned="5" table:number-rows-spanned="1" office:value-type="string">
            <text:p>The Team</text:p>
          </table:table-cell>
          <table:covered-table-cell table:number-columns-repeated="4"/>
          <table:table-cell table:style-name="ce39" table:number-columns-spanned="11" table:number-rows-spanned="1"/>
          <table:covered-table-cell table:number-columns-repeated="10"/>
        </table:table-row>
        <table:table-row table:style-name="ro3">
          <table:table-cell table:style-name="ce29"/>
          <table:table-cell table:style-name="ce30" office:value-type="float" office:value="2">
            <text:p>2</text:p>
          </table:table-cell>
          <table:table-cell table:style-name="ce31" office:value-type="string">
            <text:p>Put in place a sustainable multidisciplinary team that can design, build and operate the service, led by a suitably skilled and senior service manager with decision-making responsibility.</text:p>
          </table:table-cell>
          <table:table-cell table:style-name="ce32"/>
          <table:table-cell table:style-name="ce34" office:value-type="string">
            <text:p>Can you talk us through the team that was in place during the alpha and what the team will look like for the beta?
Was the service manager empowered to make decisions during the alpha and will this remain be the case for the beta?
Can you give us an example?
Is the service manager the single responsible person with the power and knowledge to make decisions to improve the service day to day during the beta?
Were there any gaps in the team during the alpha and how are you addressing these for the beta?
How much help have you had from GDS and how are you transferring skills and knowledge to the team during the beta?
Are you using external people and if so, how are you approaching transferring skills and knowledge to the team during the beta?
Is there a separation of key roles?</text:p>
          </table:table-cell>
          <table:table-cell table:style-name="ce34" office:value-type="string">
            <text:p>Service Manager able to
- clearly explain the structure of the team during the alpha and for the beta (the following should be either in the team or available to the team depending on the scale of the service - service manager, product manager, delivery manager, tech lead, assisted digital lead, designer, user researcher, developers, content designer, technical architect, web ops, product analyst)
- show they were empowered to make decisions during the alpha and will continue to do during the beta
- show there are no gaps in the team or explain how they will address any gaps in the beta
- explain how they will transfer skills and knowledge to the team during the beta (where they have had help from GDS)
- explain how they will transfer knowledge from external people to the team during the beta
- show that there is a separation of key roles (i.e. the same person is not performing multiple roles within the service)
- there is at least one user researcher working at least 3 days per week</text:p>
          </table:table-cell>
          <table:table-cell table:style-name="ce35"/>
          <table:table-cell table:number-columns-repeated="2" table:style-name="ce48"/>
          <table:table-cell table:style-name="ce32"/>
          <table:table-cell table:number-columns-repeated="2" table:style-name="ce48"/>
          <table:table-cell table:style-name="ce32"/>
          <table:table-cell table:number-columns-repeated="2" table:style-name="ce48"/>
          <table:table-cell table:style-name="ce32"/>
          <table:table-cell table:style-name="ce48"/>
        </table:table-row>
        <table:table-row table:style-name="ro3">
          <table:table-cell table:style-name="ce29"/>
          <table:table-cell table:style-name="ce30" office:value-type="float" office:value="6">
            <text:p>6</text:p>
          </table:table-cell>
          <table:table-cell table:style-name="ce31" office:value-type="string">
            <text:p>Build the service using the agile, iterative and user-centred methods set out in the manual</text:p>
          </table:table-cell>
          <table:table-cell table:style-name="ce32"/>
          <table:table-cell table:style-name="ce41" office:value-type="string">
            <text:p>Talk us through how you have worked in an agile way during the alpha and how you will do so in the beta?
What tools and techniques have you used during the alpha to enable this way of working?
How are you reviewing and iterated your processes?
How are you adapting your processes to be responsive and iterated them? 
How are you communicating within the team?
Can you give an example from the alpha of how you have responded to user research and usability testing?</text:p>
          </table:table-cell>
          <table:table-cell table:style-name="ce36" office:value-type="string">
            <text:p>Service Manager able to
- clearly explain how the service has worked in an agile way during the alpha and will continue to do so in the beta, giving examples of using agile tools and techniques
- explain how the service has reviewed and iterated their processes to be responsive during the alpha
- explain how the team has used agile tools and techniques to communicate within the team during the alpha
- give an example of how the service has responded to user research and usability testing during the alpha</text:p>
          </table:table-cell>
          <table:table-cell table:style-name="ce35"/>
          <table:table-cell table:number-columns-repeated="2" table:style-name="ce48"/>
          <table:table-cell table:style-name="ce32"/>
          <table:table-cell table:number-columns-repeated="2" table:style-name="ce48"/>
          <table:table-cell table:style-name="ce32"/>
          <table:table-cell table:number-columns-repeated="2" table:style-name="ce48"/>
          <table:table-cell table:style-name="ce32"/>
          <table:table-cell table:style-name="ce48"/>
        </table:table-row>
        <table:table-row table:style-name="ro3">
          <table:table-cell table:style-name="ce37"/>
          <table:table-cell table:style-name="ce38" table:number-columns-spanned="5" table:number-rows-spanned="1" office:value-type="string">
            <text:p>Security, Privacy, Tools and Standards</text:p>
          </table:table-cell>
          <table:covered-table-cell table:number-columns-repeated="4"/>
          <table:table-cell table:style-name="ce39" table:number-columns-spanned="11" table:number-rows-spanned="1"/>
          <table:covered-table-cell table:number-columns-repeated="10"/>
        </table:table-row>
        <table:table-row table:style-name="ro3">
          <table:table-cell table:style-name="ce29"/>
          <table:table-cell table:style-name="ce30" office:value-type="float" office:value="3">
            <text:p>3</text:p>
          </table:table-cell>
          <table:table-cell table:style-name="ce31" office:value-type="string">
            <text:p>Evaluate what user data and information the service will be providing or storing, and address the security level, legal responsibilities, and risks associated with the service (consulting with experts where appropriate)</text:p>
          </table:table-cell>
          <table:table-cell table:style-name="ce32"/>
          <table:table-cell table:style-name="ce34" office:value-type="string">
            <text:p>Have you engaged with the right people?
Has a SIRO (Senior Information Risk Owner) been assigned and who are they?
Has a (IAO) Information Asset Owner been assigned?
Has an Accreditor been assigned to the project?
Have you set the risk appetite for the project?
What are you worried about?
Why is the architecture of the service the way it is?
What is the relationship between the service manager and the SIRO?
Have you done a risk assessment and who has signed off the risks?
Is the level of security appropriate (i.e. not too high or too low)?
Have you got SIRO approval to operate or interim accreditation?
Has the service been subject to an assessment using RSDOPS?
What identity assurance needs were identified and how are they being met?</text:p>
          </table:table-cell>
          <table:table-cell table:style-name="ce34" office:value-type="string">
            <text:p>Service Manager able to
- show that the security of the service is owned by the team under the service manager and that there has been proportionate external validation
- explain who they have engaged with
- confirm who the SIRO, Information Asset Owner and Accreditor are for the project
- explain what the risk appetite is for the project
- explain the architecture of the service and why they have chosen it
- confirm they have done a risk assessment and explain who has signed off the risks
- explain the level of security and why it was chosen
- confirm they have the SIRO's approval to operate or interim accreditation
- confirm service assessed against RSDOPS to identify the risks and the extent to which the service needs to know that users are who they say they are
- identified if the service needs to use identity assurance and if so what type/level.</text:p>
          </table:table-cell>
          <table:table-cell table:style-name="ce35"/>
          <table:table-cell table:number-columns-repeated="2" table:style-name="ce48"/>
          <table:table-cell table:style-name="ce32"/>
          <table:table-cell table:number-columns-repeated="2" table:style-name="ce48"/>
          <table:table-cell table:style-name="ce32"/>
          <table:table-cell table:number-columns-repeated="2" table:style-name="ce48"/>
          <table:table-cell table:style-name="ce32"/>
          <table:table-cell table:style-name="ce48"/>
        </table:table-row>
        <table:table-row table:style-name="ro3">
          <table:table-cell table:style-name="ce29"/>
          <table:table-cell table:style-name="ce30" office:value-type="float" office:value="4">
            <text:p>4</text:p>
          </table:table-cell>
          <table:table-cell table:style-name="ce31" office:value-type="string">
            <text:p>Evaluate the privacy risks to make sure that personal data collection requirements are appropriate</text:p>
          </table:table-cell>
          <table:table-cell table:style-name="ce32"/>
          <table:table-cell table:style-name="ce40" office:value-type="string">
            <text:p>What have you done to ensure compliance with the Data Protection Act?
What data goes where and why?
Who is the data controller for the service?
How have you ensured you follow cookie policy?
Has a Privacy Impact Assessment been carried out?
Has the SIRO signed off any risks?</text:p>
          </table:table-cell>
          <table:table-cell table:style-name="ce40" office:value-type="string">
            <text:p>Service Manager able to
- explain how the service complies with the Data Protection Act
- explain data flows i.e. what data goes where and why
- confirm who the data controller is for the service
- explain how the service complies with cookie policy
- confirm that a Privacy Impact Assessment has been carried out and that the SIRO has signed off any risks</text:p>
          </table:table-cell>
          <table:table-cell table:style-name="ce35"/>
          <table:table-cell table:number-columns-repeated="2" table:style-name="ce48"/>
          <table:table-cell table:style-name="ce32"/>
          <table:table-cell table:number-columns-repeated="2" table:style-name="ce48"/>
          <table:table-cell table:style-name="ce32"/>
          <table:table-cell table:number-columns-repeated="2" table:style-name="ce48"/>
          <table:table-cell table:style-name="ce32"/>
          <table:table-cell table:style-name="ce48"/>
        </table:table-row>
        <table:table-row table:style-name="ro3">
          <table:table-cell table:style-name="ce29"/>
          <table:table-cell table:style-name="ce30" office:value-type="float" office:value="5">
            <text:p>5</text:p>
          </table:table-cell>
          <table:table-cell table:style-name="ce31" office:value-type="string">
            <text:p>Evaluate what tools and systems will be used to build, host, operate and measure a service, and how to procure them</text:p>
          </table:table-cell>
          <table:table-cell table:style-name="ce32"/>
          <table:table-cell table:style-name="ce40" office:value-type="string">
            <text:p>How did you choose technology for the beta?
What tools are you using for the beta?
What options were considered and what factors led to the decision?
How are you avoiding lock-in during the beta and beyond?
Are the contracts in place suitably flexible and delivering value for money?
What procurement vehicles have you used and why?
What changes are you planning to make in the beta?
What metrics are you collecting from the running system ?
How will you monitor and manage capacity in the beta?
How will you respond to increases in demand in the beta?
Do the operational team know what to do in the event of an incident on the service and have you tested this?</text:p>
          </table:table-cell>
          <table:table-cell table:style-name="ce40" office:value-type="string">
            <text:p>Service Manager able to
- explain what technology and tools the service has bought, built and will use for the beta and why they have chosen them
- explain how they are avoiding lock in, how their contracts are suitably flexible and how they are delivering value for money
- explain what procurement vehicles they have used and why
- explain what changes they are planning to make for the beta
- explain what metrics they are collecting from the running system
- explain how they will monitor and manage capacity in the beta, and how they will respond to increases in demand
- explain the process in the event of an incident on the service and how this has been tested</text:p>
          </table:table-cell>
          <table:table-cell table:style-name="ce35"/>
          <table:table-cell table:number-columns-repeated="2" table:style-name="ce48"/>
          <table:table-cell table:style-name="ce32"/>
          <table:table-cell table:number-columns-repeated="2" table:style-name="ce48"/>
          <table:table-cell table:style-name="ce32"/>
          <table:table-cell table:number-columns-repeated="2" table:style-name="ce48"/>
          <table:table-cell table:style-name="ce32"/>
          <table:table-cell table:style-name="ce48"/>
        </table:table-row>
        <table:table-row table:style-name="ro3">
          <table:table-cell table:style-name="ce29"/>
          <table:table-cell table:style-name="ce30" office:value-type="float" office:value="15">
            <text:p>15</text:p>
          </table:table-cell>
          <table:table-cell table:style-name="ce31" office:value-type="string">
            <text:p>Make all new source code open and reuseable, and publish it under appropriate licences (or provide a convincing explanation as to why this cannot be done for specific subsets of the source code)</text:p>
          </table:table-cell>
          <table:table-cell table:style-name="ce32"/>
          <table:table-cell table:style-name="ce40" office:value-type="string">
            <text:p>Do you have a policy in place for making new source code open and reuseable during the beta?
What licences are you using to release code during the beta?
Do you own the intellectual property?
Can I reuse your code in another department?
What have you open sourced for the beta?</text:p>
          </table:table-cell>
          <table:table-cell table:style-name="ce40" office:value-type="string">
            <text:p>Service manager able to
- explain their policy for making all new source code open and reusable during the beta
- explain what licences they are using to release code during the beta
- confirm that the service owns the intellectual property or give a valid explanation why not
- explain how other departments will be able to reuse their code during the beta
- show an example of something that is open sourced for the beta</text:p>
          </table:table-cell>
          <table:table-cell table:style-name="ce35"/>
          <table:table-cell table:number-columns-repeated="2" table:style-name="ce48"/>
          <table:table-cell table:style-name="ce32"/>
          <table:table-cell table:number-columns-repeated="2" table:style-name="ce48"/>
          <table:table-cell table:style-name="ce32"/>
          <table:table-cell table:number-columns-repeated="2" table:style-name="ce48"/>
          <table:table-cell table:style-name="ce32"/>
          <table:table-cell table:style-name="ce48"/>
        </table:table-row>
        <table:table-row table:style-name="ro3">
          <table:table-cell table:style-name="ce29"/>
          <table:table-cell table:style-name="ce30" office:value-type="float" office:value="16">
            <text:p>16</text:p>
          </table:table-cell>
          <table:table-cell table:style-name="ce31" office:value-type="string">
            <text:p>Use open standards and common government platforms (eg identity assurance) where available</text:p>
          </table:table-cell>
          <table:table-cell table:style-name="ce32"/>
          <table:table-cell table:style-name="ce40" office:value-type="string">
            <text:p>What open standards are you using?
Are you complying with the open standards board's decisions?
Are you imposing vendor technology choices on users?
What standards are you using to reduce lock-in?
Are you intending to use the identity assurance platform when it is available?</text:p>
          </table:table-cell>
          <table:table-cell table:style-name="ce40" office:value-type="string">
            <text:p>Service Manager able to
- explain what open standards the service will use during the beta
- explain how they are complying with the open standards board's decisions
- explain how they are avoiding imposing vendor technology decisions on users and reducing lock-in
- explain whether they are intending to use the identity assurance platform for their service and if not, why not</text:p>
          </table:table-cell>
          <table:table-cell table:style-name="ce35"/>
          <table:table-cell table:number-columns-repeated="2" table:style-name="ce48"/>
          <table:table-cell table:style-name="ce32"/>
          <table:table-cell table:number-columns-repeated="2" table:style-name="ce48"/>
          <table:table-cell table:style-name="ce32"/>
          <table:table-cell table:number-columns-repeated="2" table:style-name="ce48"/>
          <table:table-cell table:style-name="ce32"/>
          <table:table-cell table:style-name="ce48"/>
        </table:table-row>
        <table:table-row table:style-name="ro3">
          <table:table-cell table:style-name="ce29"/>
          <table:table-cell table:style-name="ce30" office:value-type="float" office:value="17">
            <text:p>17</text:p>
          </table:table-cell>
          <table:table-cell table:style-name="ce31" office:value-type="string">
            <text:p>Be able to test the end-to-end service in an environment identical to that of the live version on all common browsers and devices. Use dummy accounts and a representative sample of users.</text:p>
          </table:table-cell>
          <table:table-cell table:style-name="ce32"/>
          <table:table-cell table:style-name="ce34" office:value-type="string">
            <text:p>How will you deploy in the beta service and how will you test before deploying?
Where do you do performance testing?
Do you have an environment for previewing new features?
Are you doing ongoing penetration testing?
What browsers and devices do you support and why?</text:p>
          </table:table-cell>
          <table:table-cell table:style-name="ce40" office:value-type="string">
            <text:p>Service Manager able to
- explain how they will deploy during the beta and test before deploying
- explain how and where they will do performance testing for the beta service
- explain how they can preview new features before deploying them to the beta service
- explain their plan for ongoing penetration testing during the beta
- confirm that the service supports all browsers and devices identified in the service manual, and if not provide a valid reason why not</text:p>
          </table:table-cell>
          <table:table-cell table:style-name="ce35"/>
          <table:table-cell table:number-columns-repeated="2" table:style-name="ce48"/>
          <table:table-cell table:style-name="ce32"/>
          <table:table-cell table:number-columns-repeated="2" table:style-name="ce48"/>
          <table:table-cell table:style-name="ce32"/>
          <table:table-cell table:number-columns-repeated="2" table:style-name="ce48"/>
          <table:table-cell table:style-name="ce32"/>
          <table:table-cell table:style-name="ce48"/>
        </table:table-row>
        <table:table-row table:style-name="ro3">
          <table:table-cell table:style-name="ce29"/>
          <table:table-cell table:style-name="ce30" office:value-type="float" office:value="25">
            <text:p>25</text:p>
          </table:table-cell>
          <table:table-cell table:style-name="ce31" office:value-type="string">
            <text:p>Make a plan for the event of the service being taken temporarily offline.</text:p>
          </table:table-cell>
          <table:table-cell table:style-name="ce32"/>
          <table:table-cell table:style-name="ce41" office:value-type="string">
            <text:p>Do you have a disaster recovery plan in place for the beta and have you tested it?
Have you evaluated your suppliers disaster recovery capability?
Have you planned for the consequences of a forced shutdown in the beta?
Have you planned for a Distributed Denial of Service attack and other malicious attacks in the beta? Have you tested it?
Have you done sufficient load testing for the beta?
Do you have a line into GovCertUK for reporting in the event of an incident?</text:p>
          </table:table-cell>
          <table:table-cell table:style-name="ce36" office:value-type="string">
            <text:p>Service manager able to
- explain their disaster recovery plan for the beta and how they have tested it
- explain what their suppliers disaster recovery capability is where appropriate
- explain how the service would deal with a forced shutdown in the beta
- explain how they will deal with a DDoS attack and other malicious attacks in the beta
- explain what load testing they have done for the beta
- confirm they are aware of GovCertUK and are aware of how to report an incident</text:p>
          </table:table-cell>
          <table:table-cell table:style-name="ce35"/>
          <table:table-cell table:number-columns-repeated="2" table:style-name="ce48"/>
          <table:table-cell table:style-name="ce32"/>
          <table:table-cell table:number-columns-repeated="2" table:style-name="ce48"/>
          <table:table-cell table:style-name="ce32"/>
          <table:table-cell table:number-columns-repeated="2" table:style-name="ce48"/>
          <table:table-cell table:style-name="ce32"/>
          <table:table-cell table:style-name="ce48"/>
        </table:table-row>
        <table:table-row table:style-name="ro3">
          <table:table-cell table:style-name="ce37"/>
          <table:table-cell table:style-name="ce38" table:number-columns-spanned="5" table:number-rows-spanned="1" office:value-type="string">
            <text:p>Improving the Service</text:p>
          </table:table-cell>
          <table:covered-table-cell table:number-columns-repeated="4"/>
          <table:table-cell table:style-name="ce39" table:number-columns-spanned="11" table:number-rows-spanned="1"/>
          <table:covered-table-cell table:number-columns-repeated="10"/>
        </table:table-row>
        <table:table-row table:style-name="ro3">
          <table:table-cell table:style-name="ce29"/>
          <table:table-cell table:style-name="ce30" office:value-type="float" office:value="14">
            <text:p>14</text:p>
          </table:table-cell>
          <table:table-cell table:style-name="ce31" office:value-type="string">
            <text:p>Make sure that you have the capacity and technical flexibility to update and improve the service on a very frequent basis</text:p>
          </table:table-cell>
          <table:table-cell table:style-name="ce32"/>
          <table:table-cell table:style-name="ce34" office:value-type="string">
            <text:p>Talk us through your deployment process for the beta?
How long will it take to make a change to the service during the beta?
Who can make a change during the beta?
Who can authorise making a change during the beta?
How will you test a change before it is made during the beta?
Will you require downtime for a release during the beta? How long is the downtime?</text:p>
          </table:table-cell>
          <table:table-cell table:style-name="ce34" office:value-type="string">
            <text:p>Service Manager able to
- clearly explain their deployment process for the beta
- explain how long it will take to make a change to the service during the beta
- explain who can make a change and who can authorise a change during the beta
- explain how they will test a change before it is made during the beta
- explain why the service requires downtime for a release and how long that downtime will be during the beta</text:p>
          </table:table-cell>
          <table:table-cell table:style-name="ce35"/>
          <table:table-cell table:number-columns-repeated="2" table:style-name="ce48"/>
          <table:table-cell table:style-name="ce32"/>
          <table:table-cell table:number-columns-repeated="2" table:style-name="ce48"/>
          <table:table-cell table:style-name="ce32"/>
          <table:table-cell table:number-columns-repeated="2" table:style-name="ce48"/>
          <table:table-cell table:style-name="ce32"/>
          <table:table-cell table:style-name="ce48"/>
        </table:table-row>
        <table:table-row table:style-name="ro3">
          <table:table-cell table:style-name="ce29"/>
          <table:table-cell table:style-name="ce30" office:value-type="float" office:value="19">
            <text:p>19</text:p>
          </table:table-cell>
          <table:table-cell table:style-name="ce31" office:value-type="string">
            <text:p>Build a service that can be iterated on a frequent basis and make sure resources are in place to do so</text:p>
          </table:table-cell>
          <table:table-cell table:style-name="ce32"/>
          <table:table-cell table:style-name="ce36" office:value-type="string">
            <text:p>How has the service being iterated frequently during the alpha and how will this continue during the beta?
Who in the team was responsible for user research, usability testing and identifying actionable data insights during the alpha, and who will be responsible during the beta?
Have you planned access to the data sets you'll need during the beta e.g analytics, call centre data?
What have you thrown away or changed from the alpha?</text:p>
          </table:table-cell>
          <table:table-cell table:style-name="ce36" office:value-type="string">
            <text:p>Service Manager able to
- show that the service has being iterated on a frequent basis during the alpha, based on user research, usability testing and analytics, and explain how this will continue during the beta
- explain who in the team was responsible for user research, usability testing and identifying actionable data insights during the alpha, and who will be responsible during the beta
- explain how they plan to access the data sets they will need e.g. analytics, call centre data
- explain what they have thrown away during the alpha</text:p>
          </table:table-cell>
          <table:table-cell table:style-name="ce35"/>
          <table:table-cell table:number-columns-repeated="2" table:style-name="ce48"/>
          <table:table-cell table:style-name="ce32"/>
          <table:table-cell table:number-columns-repeated="2" table:style-name="ce48"/>
          <table:table-cell table:style-name="ce32"/>
          <table:table-cell table:number-columns-repeated="2" table:style-name="ce48"/>
          <table:table-cell table:style-name="ce32"/>
          <table:table-cell table:style-name="ce48"/>
        </table:table-row>
        <table:table-row table:style-name="ro3">
          <table:table-cell table:style-name="ce37"/>
          <table:table-cell table:style-name="ce38" table:number-columns-spanned="5" table:number-rows-spanned="1" office:value-type="string">
            <text:p>Design</text:p>
          </table:table-cell>
          <table:covered-table-cell table:number-columns-repeated="4"/>
          <table:table-cell table:style-name="ce39" table:number-columns-spanned="11" table:number-rows-spanned="1"/>
          <table:covered-table-cell table:number-columns-repeated="10"/>
        </table:table-row>
        <table:table-row table:style-name="ro3">
          <table:table-cell table:style-name="ce29"/>
          <table:table-cell table:style-name="ce30" office:value-type="float" office:value="9">
            <text:p>9</text:p>
          </table:table-cell>
          <table:table-cell table:style-name="ce31" office:value-type="string">
            <text:p>Create a service that is simple and intuitive enough that users succeed first time, unaided</text:p>
          </table:table-cell>
          <table:table-cell table:style-name="ce32"/>
          <table:table-cell table:style-name="ce40" office:value-type="string">
            <text:p>What evidence can you provide that users are, in the majority of cases, succeeding first time?
Were less digitally minded and non subject area experts able to use the alpha service?
How were the design and content decisions made for the beta?
Has the current version of the service been tested for accessibility?
Are you demonstrating just the happy path - what thought has gone into other paths and can you show us they work?</text:p>
          </table:table-cell>
          <table:table-cell table:style-name="ce40" office:value-type="string">
            <text:p>Service Manager able to
- show the majority of users of the alpha service are succeeding first time
- explain how the design and content decisions for the alpha were made, and relate back to user research, usability testing and analytics
- show the alpha service is accessible
- explain other paths in the alpha service and demonstrate that they work</text:p>
          </table:table-cell>
          <table:table-cell table:style-name="ce35"/>
          <table:table-cell table:number-columns-repeated="2" table:style-name="ce48"/>
          <table:table-cell table:style-name="ce32"/>
          <table:table-cell table:number-columns-repeated="2" table:style-name="ce48"/>
          <table:table-cell table:style-name="ce32"/>
          <table:table-cell table:number-columns-repeated="2" table:style-name="ce48"/>
          <table:table-cell table:style-name="ce32"/>
          <table:table-cell table:style-name="ce48"/>
        </table:table-row>
        <table:table-row table:style-name="ro3">
          <table:table-cell table:style-name="ce29"/>
          <table:table-cell table:style-name="ce30" office:value-type="float" office:value="12">
            <text:p>12</text:p>
          </table:table-cell>
          <table:table-cell table:style-name="ce31" office:value-type="string">
            <text:p>Integrate the service with any non-digital sections required for legal reasons</text:p>
          </table:table-cell>
          <table:table-cell table:style-name="ce32"/>
          <table:table-cell table:style-name="ce40" office:value-type="string">
            <text:p>Does the service have any non-digital steps and if so, why?
What has been done to ensure that any non-digital steps work seamlessly with the digital service?
Have you tested the non-digital steps with users so far?
How are you planning to overcome any policy constraints and legislative barriers that are preventing the service from been an end to end digital service?</text:p>
          </table:table-cell>
          <table:table-cell table:style-name="ce40" office:value-type="string">
            <text:p>Service Manager able to
- explain why any non-digital steps are required for the beta service
- how any non-digital steps seamlessly link to the digital service and how they have tested them with users during the alpha
- explain how they intend to overcome the policy constraints or legislative barriers that are preventing the service from been an end to end digital service
- demonstrate non-digital steps have been user tested</text:p>
          </table:table-cell>
          <table:table-cell table:style-name="ce35"/>
          <table:table-cell table:number-columns-repeated="2" table:style-name="ce48"/>
          <table:table-cell table:style-name="ce32"/>
          <table:table-cell table:number-columns-repeated="2" table:style-name="ce48"/>
          <table:table-cell table:style-name="ce32"/>
          <table:table-cell table:number-columns-repeated="2" table:style-name="ce48"/>
          <table:table-cell table:style-name="ce32"/>
          <table:table-cell table:style-name="ce48"/>
        </table:table-row>
        <table:table-row table:style-name="ro3">
          <table:table-cell table:style-name="ce29"/>
          <table:table-cell table:style-name="ce30" office:value-type="float" office:value="13">
            <text:p>13</text:p>
          </table:table-cell>
          <table:table-cell table:style-name="ce31" office:value-type="string">
            <text:p>Build a service consistent with the user experience of the rest of GOV.UK by using the design patterns and style guide.</text:p>
          </table:table-cell>
          <table:table-cell table:style-name="ce32"/>
          <table:table-cell table:style-name="ce36" office:value-type="string">
            <text:p>Has a designer and content designer been involved during the development so far?
Will there be a designer and content designer in the team or available to the team during the beta?
Have you used the GOV.UK design patterns and front end tool kit during the alpha and will you be doing so during the beta?
Do you have a front end developer in place for the beta development?
Have you used the GDS style guide during the alpha and will you be doing so during the beta?
Is the service responsive? Can you show us it works on mobile?
Do the headers and footers match the GOV.UK style?</text:p>
          </table:table-cell>
          <table:table-cell table:style-name="ce36" office:value-type="string">
            <text:p>Service Manager able to
- explain how the service has used the GOV.UK design patterns, front end tool kit and GDS style guide in the alpha.
- explain what design, content design and front end developer support will be available to the team during the beta
- show the service is responsive and works on mobile
- show that the headers and footers match the GOV.UK style</text:p>
          </table:table-cell>
          <table:table-cell table:style-name="ce35"/>
          <table:table-cell table:number-columns-repeated="2" table:style-name="ce48"/>
          <table:table-cell table:style-name="ce32"/>
          <table:table-cell table:number-columns-repeated="2" table:style-name="ce48"/>
          <table:table-cell table:style-name="ce32"/>
          <table:table-cell table:number-columns-repeated="2" table:style-name="ce48"/>
          <table:table-cell table:style-name="ce32"/>
          <table:table-cell table:style-name="ce48"/>
        </table:table-row>
        <table:table-row table:style-name="ro3">
          <table:table-cell table:style-name="ce37"/>
          <table:table-cell table:style-name="ce38" table:number-columns-spanned="5" table:number-rows-spanned="1" office:value-type="string">
            <text:p>Assisted Digital and Channel Shift</text:p>
          </table:table-cell>
          <table:covered-table-cell table:number-columns-repeated="4"/>
          <table:table-cell table:style-name="ce39" table:number-columns-spanned="11" table:number-rows-spanned="1"/>
          <table:covered-table-cell table:number-columns-repeated="10"/>
        </table:table-row>
        <table:table-row table:style-name="ro3">
          <table:table-cell table:style-name="ce29"/>
          <table:table-cell table:style-name="ce30" office:value-type="float" office:value="10">
            <text:p>10</text:p>
          </table:table-cell>
          <table:table-cell table:style-name="ce31" office:value-type="string">
            <text:p>Put appropriate assisted digital support in place that’s aimed towards those who genuinely need it</text:p>
          </table:table-cell>
          <table:table-cell table:style-name="ce32"/>
          <table:table-cell table:style-name="ce40" office:value-type="string">
            <text:p>What user research have you conducted with AD users, what have you learnt and how has this informed your AD support for the beta?
Can you tell us about your AD support for the beta?
How are you going to test your AD support during the beta?
How will you gather user insights during the beta, and how will you use them to iterate your AD support during the beta?</text:p>
          </table:table-cell>
          <table:table-cell table:style-name="ce34" office:value-type="string">
            <text:p>Service Manager able to:
- explain what they have learnt from user research with AD users and how this has informed their AD support for the beta
- explain what AD support will be in place for the beta. This should include
* timelines;
* expected number of transactions and costs, by channel, during the beta and after live;
* joined up and consistent support across central government transactions;
* incorporation of digital inclusion;
* evidence that support meets relevant legal requirements such as language, data protection and accessibility;
- explain how they will test their AD support during the beta
- explain how they will gather AD user and expert insights and use them to iterate their AD support during the beta</text:p>
          </table:table-cell>
          <table:table-cell table:style-name="ce35"/>
          <table:table-cell table:number-columns-repeated="2" table:style-name="ce48"/>
          <table:table-cell table:style-name="ce32"/>
          <table:table-cell table:number-columns-repeated="2" table:style-name="ce48"/>
          <table:table-cell table:style-name="ce32"/>
          <table:table-cell table:number-columns-repeated="2" table:style-name="ce48"/>
          <table:table-cell table:style-name="ce32"/>
          <table:table-cell table:style-name="ce48"/>
        </table:table-row>
        <table:table-row table:style-name="ro3">
          <table:table-cell table:style-name="ce29"/>
          <table:table-cell table:style-name="ce30" office:value-type="float" office:value="11">
            <text:p>11</text:p>
          </table:table-cell>
          <table:table-cell table:style-name="ce31" office:value-type="string">
            <text:p>Plan (with GDS) for the phasing out of any existing alternative channels, where appropriate</text:p>
          </table:table-cell>
          <table:table-cell table:style-name="ce32"/>
          <table:table-cell table:style-name="ce36" office:value-type="string">
            <text:p>What is your plan for increasing digital take up during the beta?
Tell us about your evidence base to support these plans?
How are you able to assess if users are shifting away from your non-digital channels to your digital one?
How have you tested the effectiveness of your messaging with real users?
How did you identify users’ perceived risks and how do you know it’s working?</text:p>
          </table:table-cell>
          <table:table-cell table:style-name="ce36" office:value-type="string">
            <text:p>Service Manager able to
- explain how they plan to increase digital take up during the beta
- explain the evidence base behind their plans for increasing digital take up
- demonstrate (at least) weekly analytics/metrics for usage volumes across channels
- demonstrate how your messaging has improved based on user insight and how it has performed based on analytics
- demonstrate that you have addressed users perceived risk throughout user research</text:p>
          </table:table-cell>
          <table:table-cell table:style-name="ce35"/>
          <table:table-cell table:number-columns-repeated="2" table:style-name="ce48"/>
          <table:table-cell table:style-name="ce32"/>
          <table:table-cell table:number-columns-repeated="2" table:style-name="ce48"/>
          <table:table-cell table:style-name="ce32"/>
          <table:table-cell table:number-columns-repeated="2" table:style-name="ce48"/>
          <table:table-cell table:style-name="ce32"/>
          <table:table-cell table:style-name="ce48"/>
        </table:table-row>
        <table:table-row table:style-name="ro3">
          <table:table-cell table:style-name="ce37"/>
          <table:table-cell table:style-name="ce38" table:number-columns-spanned="5" table:number-rows-spanned="1" office:value-type="string">
            <text:p>Analysis and Benchmarking</text:p>
          </table:table-cell>
          <table:covered-table-cell table:number-columns-repeated="4"/>
          <table:table-cell table:style-name="ce39" table:number-columns-spanned="11" table:number-rows-spanned="1"/>
          <table:covered-table-cell table:number-columns-repeated="10"/>
        </table:table-row>
        <table:table-row table:style-name="ro3">
          <table:table-cell table:style-name="ce29"/>
          <table:table-cell table:style-name="ce30" office:value-type="float" office:value="8">
            <text:p>8</text:p>
          </table:table-cell>
          <table:table-cell table:style-name="ce31" office:value-type="string">
            <text:p>Analyse the prototype service’s success, and translate user feedback into features and tasks for the next phase of development</text:p>
          </table:table-cell>
          <table:table-cell table:style-name="ce32"/>
          <table:table-cell table:style-name="ce40" office:value-type="string">
            <text:p>What prototype testing have you done so far?
What did and do you plan to test?
How did and do you test the prototype with end users?
What have you learnt?
What did you change?
What didn't you change and why?
How many other versions of the prototype did you try?
Why did you choose this version?
Have you started discussions with GOV.UK about start and end pages?</text:p>
          </table:table-cell>
          <table:table-cell table:style-name="ce40" office:value-type="string">
            <text:p>Service Manager able to
- show videos of usability testing
- talk clearly about user research reports, indicating where a service required remediation
- talk through substantial iteration in the design and content of the service during the alpha
- show they have discussed and agreed start and end pages with GOV.UK and these are optimised</text:p>
          </table:table-cell>
          <table:table-cell table:style-name="ce35"/>
          <table:table-cell table:number-columns-repeated="2" table:style-name="ce48"/>
          <table:table-cell table:style-name="ce32"/>
          <table:table-cell table:number-columns-repeated="2" table:style-name="ce48"/>
          <table:table-cell table:style-name="ce32"/>
          <table:table-cell table:number-columns-repeated="2" table:style-name="ce48"/>
          <table:table-cell table:style-name="ce32"/>
          <table:table-cell table:style-name="ce48"/>
        </table:table-row>
        <table:table-row table:style-name="ro3">
          <table:table-cell table:style-name="ce29"/>
          <table:table-cell table:style-name="ce30" office:value-type="float" office:value="18">
            <text:p>18</text:p>
          </table:table-cell>
          <table:table-cell table:style-name="ce31" office:value-type="string">
            <text:p>Use analytics tools that collect performance data</text:p>
          </table:table-cell>
          <table:table-cell table:style-name="ce32"/>
          <table:table-cell table:style-name="ce34" office:value-type="string">
            <text:p>What analytics tool have you installed?
Has the SIRO signed this off?
Have you anonymised the user IP address?
Have you opted out of data sharing with 3rd parties?
In addition to the 4 KPIs, what other KPIs are you tracking?
Are you able to track progression through your transaction so you can identify areas of poor performance?
Have you tracked exit paths?
Have you tracked outbound links?
Who in the team is responsible for identifying actionable data insights?
Have you built a funnel and who will work on it?</text:p>
          </table:table-cell>
          <table:table-cell table:style-name="ce34" office:value-type="string">
            <text:p>Service Manager able to
- explain what analytics tool they have used during the alpha and intend to use for the beta
- show that the SIRO has signed it off for the beta
- explain for their chosen analytics tool that they have anonymised the user IP address and have opted out of sharing data with 3rd parties for the beta
- explain what additional KPI's they have tracked during the alpha and will track in the beta
- explain how they will track progression through the transaction so they can identify areas of poor performance in the beta
- explain how they will be tracking exit paths and outbound links for the beta
- explain who in the team was responsible for identifying actionable data insights during the alpha and who will be responsible in the beta
- explain how they have built a funnel and who will be working on it</text:p>
          </table:table-cell>
          <table:table-cell table:style-name="ce35"/>
          <table:table-cell table:number-columns-repeated="2" table:style-name="ce48"/>
          <table:table-cell table:style-name="ce32"/>
          <table:table-cell table:number-columns-repeated="2" table:style-name="ce48"/>
          <table:table-cell table:style-name="ce32"/>
          <table:table-cell table:number-columns-repeated="2" table:style-name="ce48"/>
          <table:table-cell table:style-name="ce32"/>
          <table:table-cell table:style-name="ce48"/>
        </table:table-row>
        <table:table-row table:style-name="ro3">
          <table:table-cell table:style-name="ce42"/>
          <table:table-cell table:style-name="ce43" office:value-type="float" office:value="7">
            <text:p>7</text:p>
          </table:table-cell>
          <table:table-cell table:style-name="ce31" office:value-type="string">
            <text:p>Establish performance benchmarks, in consultation with GDS, using the 4 key performance indicators (KPIs) defined in the manual, against which the service will be measured</text:p>
          </table:table-cell>
          <table:table-cell table:style-name="ce44"/>
          <table:table-cell table:style-name="ce40" office:value-type="string">
            <text:p>How will you collect data on the 4 KPI's during the beta?
How are you measuring the performance of the old service to provide a baseline for the new service?</text:p>
          </table:table-cell>
          <table:table-cell table:style-name="ce40" office:value-type="string">
            <text:p>Service Manager able to
- explain how they will collect data on the 4 KPI's during the beta
- explain how they currently measure the performance of the old service to provide a baseline for the new service</text:p>
          </table:table-cell>
          <table:table-cell table:style-name="ce45"/>
          <table:table-cell table:number-columns-repeated="2" table:style-name="ce49"/>
          <table:table-cell table:style-name="ce45"/>
          <table:table-cell table:number-columns-repeated="2" table:style-name="ce49"/>
          <table:table-cell table:style-name="ce45"/>
          <table:table-cell table:number-columns-repeated="2" table:style-name="ce49"/>
          <table:table-cell table:style-name="ce45"/>
          <table:table-cell table:style-name="ce49"/>
        </table:table-row>
        <table:table-row table:style-name="ro3">
          <table:table-cell table:style-name="ce29"/>
          <table:table-cell table:style-name="ce24" office:value-type="string">
            <text:p>21, 22, 23, 24</text:p>
          </table:table-cell>
          <table:table-cell table:style-name="ce31" office:value-type="string">
            <text:p>21 - Establish a benchmark for user satisfaction across the digital and assisted digital service. Report performance data on the Performance Platform.
22 - Establish a benchmark for completion rates across the digital and assisted digital service. Report performance data on the Performance Platform.
23 - Make a plan (with supporting evidence) to achieve a low cost per transaction across the digital and assisted digital service. Report performance data on the Performance Platform.
24 - Make a plan (with supporting evidence) to achieve a high digital take-up and assisted digital support for users who really need it. Report performance data on the Performance Platform.</text:p>
          </table:table-cell>
          <table:table-cell table:style-name="ce35"/>
          <table:table-cell table:style-name="ce33" office:value-type="string">
            <text:p>How are you measuring the performance of the old service to provide a baseline for the new service?
Have you installed stageprompt (or equivalent event tracking)?
How will you collect user satisfaction data during the beta?
How will you collect completion rate data during the beta?
How will you collect cost per transaction data during the beta?
How will you collect digital take up data during the beta?
Tell us about your plan to increase digital take up during the beta?
What data is being collected, how they are collecting it, and is it being shared with performance platform?
How are data analytics and user research being used to identify % of users who could channel shift and who will need assisted digital services?
What are their plans for engaging with service users, delivery partners or other stakeholders during the beta phase?</text:p>
          </table:table-cell>
          <table:table-cell table:style-name="ce33" office:value-type="string">
            <text:p>Service Manager able to
- explain how they will collect user satisfaction data during the beta (through the standard questionnaire on the GOV.UK done page)
- explain how they currently measure the performance of the old service to provide a baseline for the new service
- show they have installed stageprompt (or equivalent event tracking)
- explain how they will collect completion rate data during the beta
- explain how they will collect cost per transaction data during the beta
- explain how they will collect digital take up data during the beta
- explain how they currently measure the performance of the old service to provide a baseline for the new service
- explain how they plan to increase digital take up during the beta
- how they are assessing potential for channel shift and level of assisted digital services required
- how they are engaging with beta users, delivery partners and other stakeholders to manage transition to live service
- how they will track migration from online to offline</text:p>
          </table:table-cell>
          <table:table-cell table:style-name="ce35"/>
          <table:table-cell table:number-columns-repeated="2" table:style-name="ce48"/>
          <table:table-cell table:style-name="ce35"/>
          <table:table-cell table:number-columns-repeated="2" table:style-name="ce48"/>
          <table:table-cell table:style-name="ce35"/>
          <table:table-cell table:number-columns-repeated="2" table:style-name="ce48"/>
          <table:table-cell table:style-name="ce35"/>
          <table:table-cell table:style-name="ce48"/>
        </table:table-row>
        <table:table-row table:style-name="ro3">
          <table:table-cell table:style-name="ce37"/>
          <table:table-cell table:style-name="ce38" table:number-columns-spanned="5" table:number-rows-spanned="1" office:value-type="string">
            <text:p>Testing with the Minister</text:p>
          </table:table-cell>
          <table:covered-table-cell table:number-columns-repeated="4"/>
          <table:table-cell table:style-name="ce39" table:number-columns-spanned="11" table:number-rows-spanned="1"/>
          <table:covered-table-cell table:number-columns-repeated="10"/>
        </table:table-row>
        <table:table-row table:style-name="ro3">
          <table:table-cell table:style-name="ce29"/>
          <table:table-cell table:style-name="ce30" office:value-type="float" office:value="26">
            <text:p>26</text:p>
          </table:table-cell>
          <table:table-cell table:style-name="ce31" office:value-type="string">
            <text:p>Test the service from beginning to end with the minister responsible for it</text:p>
          </table:table-cell>
          <table:table-cell table:style-name="ce32"/>
          <table:table-cell table:style-name="ce34" office:value-type="string">
            <text:p>How are you planning to test the service with the minister responsible for it before the service moves into Live?</text:p>
          </table:table-cell>
          <table:table-cell table:style-name="ce34" office:value-type="string">
            <text:p>How are you planning to test the service with the minister responsible for it before the service moves into Live?</text:p>
          </table:table-cell>
          <table:table-cell table:style-name="ce35"/>
          <table:table-cell table:number-columns-repeated="2" table:style-name="ce48"/>
          <table:table-cell table:style-name="ce32"/>
          <table:table-cell table:number-columns-repeated="2" table:style-name="ce48"/>
          <table:table-cell table:style-name="ce32"/>
          <table:table-cell table:number-columns-repeated="2" table:style-name="ce48"/>
          <table:table-cell table:style-name="ce32"/>
          <table:table-cell table:style-name="ce48"/>
        </table:table-row>
        <table:table-row table:style-name="ro4">
          <table:table-cell table:style-name="ce29" table:number-columns-spanned="17" table:number-rows-spanned="1"/>
          <table:covered-table-cell table:number-columns-repeated="16"/>
        </table:table-row>
      </table:table>
      <table:table table:name="Live Assessment" table:style-name="ta3" table:print="false">
        <office:forms form:automatic-focus="false" form:apply-design-mode="false"/>
        <table:table-column table:style-name="co2" table:default-cell-style-name="ce15"/>
        <table:table-column table:style-name="co3" table:default-cell-style-name="ce15"/>
        <table:table-column table:style-name="co4" table:default-cell-style-name="ce15"/>
        <table:table-column table:style-name="co2" table:default-cell-style-name="ce15"/>
        <table:table-column table:style-name="co5" table:number-columns-repeated="2" table:default-cell-style-name="ce15"/>
        <table:table-column table:style-name="co2" table:default-cell-style-name="ce15"/>
        <table:table-column table:style-name="co8" table:default-cell-style-name="ce15" table:number-columns-repeated="249"/>
        <table:table-row table:style-name="ro2">
          <table:table-cell table:style-name="ce21"/>
          <table:table-cell table:style-name="ce21" table:number-columns-spanned="5" table:number-rows-spanned="1" office:value-type="string">
            <text:p>Live assessment</text:p>
          </table:table-cell>
          <table:covered-table-cell table:number-columns-repeated="4"/>
          <table:table-cell table:style-name="ce22"/>
        </table:table-row>
        <table:table-row table:style-name="ro2">
          <table:table-cell table:style-name="ce23"/>
          <table:table-cell table:style-name="ce24" office:value-type="string">
            <text:p>Service Standard Point</text:p>
          </table:table-cell>
          <table:table-cell table:style-name="ce24" office:value-type="string">
            <text:p>Criteria</text:p>
          </table:table-cell>
          <table:table-cell table:style-name="ce46"/>
          <table:table-cell table:style-name="ce24" office:value-type="string">
            <text:p>Prompts</text:p>
          </table:table-cell>
          <table:table-cell table:style-name="ce24" office:value-type="string">
            <text:p>Evidence</text:p>
          </table:table-cell>
          <table:table-cell table:style-name="ce46"/>
        </table:table-row>
        <table:table-row table:style-name="ro3">
          <table:table-cell table:style-name="ce26"/>
          <table:table-cell table:style-name="ce27" table:number-columns-spanned="5" table:number-rows-spanned="1" office:value-type="string">
            <text:p>User Needs</text:p>
          </table:table-cell>
          <table:covered-table-cell table:number-columns-repeated="4"/>
          <table:table-cell table:style-name="ce28"/>
        </table:table-row>
        <table:table-row table:style-name="ro3">
          <table:table-cell table:style-name="ce29"/>
          <table:table-cell table:style-name="ce30" office:value-type="float" office:value="1">
            <text:p>1</text:p>
          </table:table-cell>
          <table:table-cell table:style-name="ce31" office:value-type="string">
            <text:p>Understand user needs. Research to develop a deep knowledge of who the service users are and what that means for digital and assisted digital service design.</text:p>
          </table:table-cell>
          <table:table-cell table:style-name="ce32"/>
          <table:table-cell table:style-name="ce33" office:value-type="string">
            <text:p>What user research have you completed during the beta? (should be more than just a one off survey)
How many users did you speak to?
Have you done qualitative and quantitative research?
What have you learnt about your users that is specifically relevant to the design of the service?
How has your research being applied to the design of the service?
What are the user needs for your service? (Can you capture them in one sentence?)
Have you created user stories based on user needs?
What user research do you plan to do after the service is live?
Have you researched what the service should be called to best meet user needs, using user research and digital landscape analytics?
And discussed with GOV.UK to ensure the start page is optimised?</text:p>
          </table:table-cell>
          <table:table-cell table:style-name="ce34" office:value-type="string">
            <text:p>Service manager able to
- explain cleanly what user research has been completed during the beta including qualitative usability testing
- explain the user research methods, frequency of testing (normally with at least 5 days users for each sprint), types of recruits and where they were recruited from, how the full service has been tested and in what environments, resources available and communication process into the service team to inform the design        
- explain what has been learnt about users and user needs, including population demographics and digital proficiency profiles
- give an example of a user story, the need it relates to and how that user need was determined
- explain how the service was name was determined through user research and digital landscape analytics
</text:p>
          </table:table-cell>
          <table:table-cell table:style-name="ce50"/>
        </table:table-row>
        <table:table-row table:style-name="ro3">
          <table:table-cell table:style-name="ce29"/>
          <table:table-cell table:style-name="ce30" office:value-type="float" office:value="20">
            <text:p>20</text:p>
          </table:table-cell>
          <table:table-cell table:style-name="ce31" office:value-type="string">
            <text:p>Put a plan in place for ongoing user research and usability testing to continuously seek feedback from users.</text:p>
          </table:table-cell>
          <table:table-cell table:style-name="ce32"/>
          <table:table-cell table:style-name="ce36" office:value-type="string">
            <text:p>What did you learn from user research and usability testing during the beta?
How has this been incorporated into the service design?
What is your research plan for after the service is live?
Are the resources in place to do regular user research and usability testing after the service is live?
Do you have a testing environment in place for after the service is live?
Who in the team is doing user research and usability testing after the service is live?
How often are you doing user research and usability testing after the service is live?
How will the results feed into the design of the service?
What is the user research plan after the service goes live and are there resources for user research and usability testing?</text:p>
          </table:table-cell>
          <table:table-cell table:style-name="ce36" office:value-type="string">
            <text:p>Service manager able to
- explain what they learnt during the beta and how this was incorporated into the service design
- explain their research plan in detail for after the service is live
- explain who is doing user research and usability testing and how it is being resourced once the service is live
- explain their testing environment
- explain how often they will be doing user research and usability testing once the service is live
- explain how the results from user research and usability testing will be incorporated into the design of the service once the service is live</text:p>
          </table:table-cell>
          <table:table-cell table:style-name="ce50"/>
        </table:table-row>
        <table:table-row table:style-name="ro3">
          <table:table-cell table:style-name="ce37"/>
          <table:table-cell table:style-name="ce38" table:number-columns-spanned="5" table:number-rows-spanned="1" office:value-type="string">
            <text:p>The Team</text:p>
          </table:table-cell>
          <table:covered-table-cell table:number-columns-repeated="4"/>
          <table:table-cell table:style-name="ce39"/>
        </table:table-row>
        <table:table-row table:style-name="ro3">
          <table:table-cell table:style-name="ce29"/>
          <table:table-cell table:style-name="ce30" office:value-type="float" office:value="2">
            <text:p>2</text:p>
          </table:table-cell>
          <table:table-cell table:style-name="ce31" office:value-type="string">
            <text:p>Put in place a sustainable multidisciplinary team that can design, build and operate the service, led by a suitably skilled and senior service manager with decision-making responsibility.</text:p>
          </table:table-cell>
          <table:table-cell table:style-name="ce32"/>
          <table:table-cell table:style-name="ce51" office:value-type="string">
            <text:p>Can you talk us through the team that was in place during the beta and what the team will look like after the service is live?
Was the service manager empowered to make decisions during the beta and will this remain be the case after the service goes live?
Is the service manager the single responsible person with the power and knowledge to make decisions to improve the service day to day after the service is live?
Were there any gaps in the team during the beta and how are you addressing these for after the service goes live?
Do you have plans to sustain the team after the service goes live?
Is there an operating model in place for the live service?
Does the service manager understand the service fully?
How much help have you had from GDS and are you able to be self sufficient after the service goes live?
Are you using external people and if so, how are you approaching transferring skills and knowledge to the team after the service is live?
Is there a separation of key roles?</text:p>
          </table:table-cell>
          <table:table-cell table:style-name="ce34" office:value-type="string">
            <text:p>Service Manager able to
- clearly explain the structure of the team during the beta and after the service goes live (the following should be either in the team or available to the team depending on the scale of the service - service manager, product manager, delivery manager, tech lead, assisted digital lead, designer, user researcher, developers, content designer, technical architect, web ops, product analyst)
- show they were empowered to make decisions during the beta and will continue to do so after the service is live
- show there are no gaps in the team or explain how they will address any gaps
- show that the team will be sustained to continuously improve the service after it goes live
- show they fully understand the service
- explain how the service will be self-sufficient after the service is live, where the service has received help from GDS
- explain how they will transfer knowledge from external people to the team
- show that there is a separation of key roles (i.e. the same person is not performing multiple roles within the service)
- there is at least one user researcher working at least 3 days per week</text:p>
          </table:table-cell>
          <table:table-cell table:style-name="ce50"/>
        </table:table-row>
        <table:table-row table:style-name="ro3">
          <table:table-cell table:style-name="ce29"/>
          <table:table-cell table:style-name="ce30" office:value-type="float" office:value="6">
            <text:p>6</text:p>
          </table:table-cell>
          <table:table-cell table:style-name="ce31" office:value-type="string">
            <text:p>Build the service using the agile, iterative and user-centred methods set out in the manual</text:p>
          </table:table-cell>
          <table:table-cell table:style-name="ce32"/>
          <table:table-cell table:style-name="ce36" office:value-type="string">
            <text:p>Talk us through how you have worked in an agile way during the beta and how you will continue to do so after the service is live?
What tools and techniques have you used during the beta to enable this way of working?
How have you reviewed and iterated your processes during the beta?
How have you adapted your processes to be responsive and iterated them during the beta? 
How have you communicated within the team during the beta?
Can you give an example from the beta of how you have responded to user research and usability testing?</text:p>
          </table:table-cell>
          <table:table-cell table:style-name="ce36" office:value-type="string">
            <text:p>Service Manager able to
- clearly explain how the service has worked in an agile way during the beta and will continue to do so after the service is live, giving examples of using agile tools and techniques
- explain how the service has reviewed and iterated their processes to be responsive during the beta
- explain how the team has used agile tools and techniques to communicate within the team during the beta
- give an example of how the service has responded to user research and usability testing during the beta</text:p>
          </table:table-cell>
          <table:table-cell table:style-name="ce50"/>
        </table:table-row>
        <table:table-row table:style-name="ro3">
          <table:table-cell table:style-name="ce37"/>
          <table:table-cell table:style-name="ce38" table:number-columns-spanned="5" table:number-rows-spanned="1" office:value-type="string">
            <text:p>Security, Privacy, Tools and Standards</text:p>
          </table:table-cell>
          <table:covered-table-cell table:number-columns-repeated="4"/>
          <table:table-cell table:style-name="ce39"/>
        </table:table-row>
        <table:table-row table:style-name="ro3">
          <table:table-cell table:style-name="ce29"/>
          <table:table-cell table:style-name="ce30" office:value-type="float" office:value="3">
            <text:p>3</text:p>
          </table:table-cell>
          <table:table-cell table:style-name="ce31" office:value-type="string">
            <text:p>Evaluate what user data and information the service will be providing or storing, and address the security level, legal responsibilities, and risks associated with the service (consulting with experts where appropriate)</text:p>
          </table:table-cell>
          <table:table-cell table:style-name="ce32"/>
          <table:table-cell table:style-name="ce34" office:value-type="string">
            <text:p>Have you engaged with the right people?
Has a SIRO (Senior Information Risk Owner) been assigned and who are they?
Has a (IAO) Information Asset Owner been assigned?
Has an Accreditor been assigned to the project?
Have you set the risk appetite for the project?
What are you worried about?
Why is the architecture of the service the way it is?
What is the relationship between the service manager and the SIRO?
Have you done a risk assessment and who has signed off the risks?
Is the level of security appropriate (i.e. not too high or too low)?
Have you got SIRO and Accreditor approval to operate?
What are the major residual risks?
Has the service been subject to an assessment using RSDOPS?
What identity assurance needs were identified and how are they being met?</text:p>
          </table:table-cell>
          <table:table-cell table:style-name="ce34" office:value-type="string">
            <text:p>Service Manager able to
- show that the security of the service is owned by the team under the service manager and that there has been proportionate external validation
- explain who they have engaged with
- confirm who the SIRO, Information Asset Owner and Accreditor are for the project
- explain what the risk appetite is for the project
- explain the architecture of the service and why they have chosen it
- confirm they have done a risk assessment and explain who has signed off the risks
- explain the level of security of and why it was chosen
- confirm they have the SIRO and Accreditor's approval to operate
- explain what the major residual risks are and why they are acceptable risks
- confirm service assessed against RSDOPS to identify the risks and the extent to which the service needs to know that users are who they say they are
- identified if the service needs to use identity assurance and if so what type/level.</text:p>
          </table:table-cell>
          <table:table-cell table:style-name="ce50"/>
        </table:table-row>
        <table:table-row table:style-name="ro3">
          <table:table-cell table:style-name="ce29"/>
          <table:table-cell table:style-name="ce30" office:value-type="float" office:value="4">
            <text:p>4</text:p>
          </table:table-cell>
          <table:table-cell table:style-name="ce31" office:value-type="string">
            <text:p>Evaluate the privacy risks to make sure that personal data collection requirements are appropriate</text:p>
          </table:table-cell>
          <table:table-cell table:style-name="ce32"/>
          <table:table-cell table:style-name="ce40" office:value-type="string">
            <text:p>What have you done to ensure compliance with the Data Protection Act?
What data goes where and why?
Who is the data controller for the service?
How have you ensured you follow cookie policy?
Has a Privacy Impact Assessment been carried out?
Has the SIRO signed off any risks?</text:p>
          </table:table-cell>
          <table:table-cell table:style-name="ce40" office:value-type="string">
            <text:p>Service Manager able to
- explain how the service complies with the Data Protection Act
- explain data flows i.e. what data goes where and why
- confirm who the data controller is for the service
- explain how the service complies with cookie policy
- confirm that a Privacy Impact Assessment has been carried out and that the SIRO has signed off any risks</text:p>
          </table:table-cell>
          <table:table-cell table:style-name="ce50"/>
        </table:table-row>
        <table:table-row table:style-name="ro3">
          <table:table-cell table:style-name="ce29"/>
          <table:table-cell table:style-name="ce30" office:value-type="float" office:value="5">
            <text:p>5</text:p>
          </table:table-cell>
          <table:table-cell table:style-name="ce31" office:value-type="string">
            <text:p>Evaluate what tools and systems will be used to build, host, operate and measure a service, and how to procure them</text:p>
          </table:table-cell>
          <table:table-cell table:style-name="ce32"/>
          <table:table-cell table:style-name="ce40" office:value-type="string">
            <text:p>How did you choose technology for the live service?
What tools are you using for the live service?
What options were considered and what factors led to the decision?
How are you avoiding lock-in?
Are the contracts in place suitably flexible and delivering value for money?
What procurement vehicles have you used and why?
What changes are you planning to make after the service is live?
What metrics are you collecting from the running system ?
How will you monitor and manage capacity after the service is live?
How will you respond to increases in demand after the service is live?
Do the operational team know what to do in the event of an incident on the service and have you tested this?</text:p>
          </table:table-cell>
          <table:table-cell table:style-name="ce40" office:value-type="string">
            <text:p>Service Manager able to
- explain what technology and tools the service has bought, built and will use for the live service and why they have chosen them
- explain how they are avoiding lock in, how their contracts are suitably flexible and how they are delivering value for money
- explain what procurement vehicles they have used and why
- explain what changes they are planning to make after the service is live
- explain what metrics they are collecting from the running system
- explain how they will monitor and manage capacity after the service is live, and how they will respond to increases in demand
- explain the process in the event of an incident on the service and how this has been tested</text:p>
          </table:table-cell>
          <table:table-cell table:style-name="ce50"/>
        </table:table-row>
        <table:table-row table:style-name="ro3">
          <table:table-cell table:style-name="ce29"/>
          <table:table-cell table:style-name="ce30" office:value-type="float" office:value="15">
            <text:p>15</text:p>
          </table:table-cell>
          <table:table-cell table:style-name="ce31" office:value-type="string">
            <text:p>Make all new source code open and reuseable, and publish it under appropriate licences (or provide a convincing explanation as to why this cannot be done for specific subsets of the source code)</text:p>
          </table:table-cell>
          <table:table-cell table:style-name="ce32"/>
          <table:table-cell table:style-name="ce40" office:value-type="string">
            <text:p>Do you have a policy in place for making new source code open and reuseable after the service is live?
What licences are you using to release code after the service is live?
Do you own the intellectual property?
Can I reuse your code in another department?
What have you open sourced for after the service is live?
For code that has not been published, why hasn't it?</text:p>
          </table:table-cell>
          <table:table-cell table:style-name="ce40" office:value-type="string">
            <text:p>Service manager able to
- explain their policy for making all new source code open and reusable after the service is live
- explain what licences they are using to release code after the service is live
- confirm that the service owns the intellectual property or give a valid explanation why not
- explain how other departments will be able to reuse their code after the service is live
- show an example of something that is open sourced for the live service
- explain which code has not been published, giving a valid reason why it hasn't</text:p>
          </table:table-cell>
          <table:table-cell table:style-name="ce50"/>
        </table:table-row>
        <table:table-row table:style-name="ro3">
          <table:table-cell table:style-name="ce29"/>
          <table:table-cell table:style-name="ce30" office:value-type="float" office:value="16">
            <text:p>16</text:p>
          </table:table-cell>
          <table:table-cell table:style-name="ce31" office:value-type="string">
            <text:p>Use open standards and common government platforms (eg identity assurance) where available</text:p>
          </table:table-cell>
          <table:table-cell table:style-name="ce32"/>
          <table:table-cell table:style-name="ce40" office:value-type="string">
            <text:p>What open standards are you using?
Are you complying with the open standards board's decisions?
Are you imposing vendor technology choices on users?
What standards are you using to reduce lock-in?
Are you intending to use the identity assurance platform when it is available?</text:p>
          </table:table-cell>
          <table:table-cell table:style-name="ce40" office:value-type="string">
            <text:p>Service Manager able to
- explain what open standards the service will use after the service has gone live
- explain how they are complying with the open standards board's decisions
- explain how they are avoiding imposing vendor technology decisions on users and reducing lock-in
- explain whether they are intending to use the identity assurance platform for their service and if not, why not</text:p>
          </table:table-cell>
          <table:table-cell table:style-name="ce50"/>
        </table:table-row>
        <table:table-row table:style-name="ro3">
          <table:table-cell table:style-name="ce29"/>
          <table:table-cell table:style-name="ce30" office:value-type="float" office:value="17">
            <text:p>17</text:p>
          </table:table-cell>
          <table:table-cell table:style-name="ce31" office:value-type="string">
            <text:p>Be able to test the end-to-end service in an environment identical to that of the live version on all common browsers and devices. Use dummy accounts and a representative sample of users.</text:p>
          </table:table-cell>
          <table:table-cell table:style-name="ce32"/>
          <table:table-cell table:style-name="ce34" office:value-type="string">
            <text:p>How will you deploy in the live service and test before deploying?
Where do you do performance testing?
Do you have an environment for previewing new features?
Are you doing ongoing penetration testing?
What browsers and devices do you support and why?</text:p>
          </table:table-cell>
          <table:table-cell table:style-name="ce40" office:value-type="string">
            <text:p>Service Manager able to
- explain how they will deploy during the live service and test before deploying
- explain how and where they will do performance testing for the live service
- explain how they can preview new features before deploying them to the live service
- explain their plan for ongoing penetration testing after the service is live
- confirm that the service supports all browsers and devices identified in the service manual, and if not provide a valid reason why not</text:p>
          </table:table-cell>
          <table:table-cell table:style-name="ce50"/>
        </table:table-row>
        <table:table-row table:style-name="ro3">
          <table:table-cell table:style-name="ce29"/>
          <table:table-cell table:style-name="ce30" office:value-type="float" office:value="25">
            <text:p>25</text:p>
          </table:table-cell>
          <table:table-cell table:style-name="ce31" office:value-type="string">
            <text:p>Make a plan for the event of the service being taken temporarily offline.</text:p>
          </table:table-cell>
          <table:table-cell table:style-name="ce32"/>
          <table:table-cell table:style-name="ce41" office:value-type="string">
            <text:p>Do you have a disaster recovery plan in place for after the service is live and have you tested it?
Have you evaluated your suppliers disaster recovery capability?
Have you planned for the consequences of a forced shutdown after the service is live?
Have you planned for a Distributed Denial of Service attack and other malicious attacks after the service is live? Have you tested it?
Have you done sufficient load testing for after the service is live?
Do you have a line into GovCertUK for reporting in the event of an incident?</text:p>
          </table:table-cell>
          <table:table-cell table:style-name="ce36" office:value-type="string">
            <text:p>Service manager able to
- explain their disaster recovery plan for the live service and how they have tested it
- explain what their suppliers disaster recovery capability is where appropriate
- explain how the service would deal with a forced shutdown of the live service
- explain how they will deal with a DDoS attack and other malicious attacks on the live service
- explain what load testing they have done for the live service
- confirm they are aware of GovCertUK and are aware of how to report an incident</text:p>
          </table:table-cell>
          <table:table-cell table:style-name="ce50"/>
        </table:table-row>
        <table:table-row table:style-name="ro3">
          <table:table-cell table:style-name="ce37"/>
          <table:table-cell table:style-name="ce38" table:number-columns-spanned="5" table:number-rows-spanned="1" office:value-type="string">
            <text:p>Improving the Service</text:p>
          </table:table-cell>
          <table:covered-table-cell table:number-columns-repeated="4"/>
          <table:table-cell table:style-name="ce39"/>
        </table:table-row>
        <table:table-row table:style-name="ro3">
          <table:table-cell table:style-name="ce29"/>
          <table:table-cell table:style-name="ce30" office:value-type="float" office:value="14">
            <text:p>14</text:p>
          </table:table-cell>
          <table:table-cell table:style-name="ce31" office:value-type="string">
            <text:p>Make sure that you have the capacity and technical flexibility to update and improve the service on a very frequent basis</text:p>
          </table:table-cell>
          <table:table-cell table:style-name="ce32"/>
          <table:table-cell table:style-name="ce34" office:value-type="string">
            <text:p>Talk us through your deployment process after the service is live?
How long will it take to make a change to the service after the service is live?
Who can make a change after the service is live?
Who can authorise making a change after the service is live?
How will you test a change before it is made after the service is live?
Will you require downtime for a release after the service is live? How long is the downtime?</text:p>
          </table:table-cell>
          <table:table-cell table:style-name="ce34" office:value-type="string">
            <text:p>Service Manager able to
- clearly explain their deployment process for after the service is live
- explain how long it will take to make a change to the service after the service is live
- explain who can make a change and who can authorise a change after the service is live
- explain how they will test a change before it is made after the service is live
- explain why the service requires downtime for a release and how long that downtime will be after the service is live</text:p>
          </table:table-cell>
          <table:table-cell table:style-name="ce50"/>
        </table:table-row>
        <table:table-row table:style-name="ro3">
          <table:table-cell table:style-name="ce29"/>
          <table:table-cell table:style-name="ce30" office:value-type="float" office:value="19">
            <text:p>19</text:p>
          </table:table-cell>
          <table:table-cell table:style-name="ce31" office:value-type="string">
            <text:p>Build a service that can be iterated on a frequent basis and make sure resources are in place to do so</text:p>
          </table:table-cell>
          <table:table-cell table:style-name="ce32"/>
          <table:table-cell table:style-name="ce36" office:value-type="string">
            <text:p>How has the service being iterated frequently during the beta and how will this continue after the service is live?
Who in the team was responsible for user research, usability testing and identifying actionable data insights during the beta, and who will be responsible after the service is live?
Do you have access to the data sets you need e.g. analytics, call centre data?
What have you thrown away or changed during the beta?</text:p>
          </table:table-cell>
          <table:table-cell table:style-name="ce36" office:value-type="string">
            <text:p>Service Manager able to
- show that the service has being iterated on a frequent basis during the beta, based on user research, usability testing and analytics, and explain how this will continue after the service is live
- explain who in the team was responsible for user research, usability testing and identifying actionable data insights during the beta, and who will be responsible after the service is live
- show they have access to the data sets they need e.g. analytics, call centre data
- explain what they have thrown away or changed during the beta</text:p>
          </table:table-cell>
          <table:table-cell table:style-name="ce50"/>
        </table:table-row>
        <table:table-row table:style-name="ro3">
          <table:table-cell table:style-name="ce37"/>
          <table:table-cell table:style-name="ce38" table:number-columns-spanned="5" table:number-rows-spanned="1" office:value-type="string">
            <text:p>Design</text:p>
          </table:table-cell>
          <table:covered-table-cell table:number-columns-repeated="4"/>
          <table:table-cell table:style-name="ce39"/>
        </table:table-row>
        <table:table-row table:style-name="ro3">
          <table:table-cell table:style-name="ce29"/>
          <table:table-cell table:style-name="ce30" office:value-type="float" office:value="9">
            <text:p>9</text:p>
          </table:table-cell>
          <table:table-cell table:style-name="ce31" office:value-type="string">
            <text:p>Create a service that is simple and intuitive enough that users succeed first time, unaided</text:p>
          </table:table-cell>
          <table:table-cell table:style-name="ce32"/>
          <table:table-cell table:style-name="ce40" office:value-type="string">
            <text:p>What evidence can you provide that users are, in the majority of cases, succeeding first time?
Are less digitally minded and non subject area experts able to use the beta service?
How were the design and content decisions made for the beta?
Has the service been tested for accessibility?
Are you demonstrating the happy path - can you show us other paths in the service?</text:p>
          </table:table-cell>
          <table:table-cell table:style-name="ce34" office:value-type="string">
            <text:p>Service Manager able to
- show the majority of users of the beta service are succeeding first time
- show video of a less digitally minded user and non subject area experts succeeding to use the beta service
- explain how the design and content decisions for the beta were made, and relate back to user research, usability testing and analytics
- show the beta service is accessible
- explain other paths in the beta service and demonstrate that they work</text:p>
          </table:table-cell>
          <table:table-cell table:style-name="ce50"/>
        </table:table-row>
        <table:table-row table:style-name="ro3">
          <table:table-cell table:style-name="ce29"/>
          <table:table-cell table:style-name="ce30" office:value-type="float" office:value="12">
            <text:p>12</text:p>
          </table:table-cell>
          <table:table-cell table:style-name="ce31" office:value-type="string">
            <text:p>Integrate the service with any non-digital sections required for legal reasons</text:p>
          </table:table-cell>
          <table:table-cell table:style-name="ce32"/>
          <table:table-cell table:style-name="ce40" office:value-type="string">
            <text:p>Does the service have any non-digital steps and if so, why?
What has been done to ensure that any non-digital steps work seamlessly with the digital service?
Have you tested the non-digital steps with users during the beta?
How are you planning to overcome any policy constraints and legislative barriers that are preventing the service from been an end to end digital service?</text:p>
          </table:table-cell>
          <table:table-cell table:style-name="ce40" office:value-type="string">
            <text:p>Service Manager able to
- explain why any non-digital steps are required for the live service
- how any non-digital steps seamlessly link to the digital service and how they have tested them with users during the beta
- explain how they intend to overcome the policy constraints or legislative barriers that are preventing the service from been an end to end digital service
- demonstrate non-digital steps have been user tested</text:p>
          </table:table-cell>
          <table:table-cell table:style-name="ce50"/>
        </table:table-row>
        <table:table-row table:style-name="ro3">
          <table:table-cell table:style-name="ce29"/>
          <table:table-cell table:style-name="ce30" office:value-type="float" office:value="13">
            <text:p>13</text:p>
          </table:table-cell>
          <table:table-cell table:style-name="ce31" office:value-type="string">
            <text:p>Build a service consistent with the user experience of the rest of GOV.UK by using the design patterns and style guide.</text:p>
          </table:table-cell>
          <table:table-cell table:style-name="ce32"/>
          <table:table-cell table:style-name="ce36" office:value-type="string">
            <text:p>Has a designer and content designer been involved during the beta?
Will there be a designer and content designer in the team or available to the team after the service is live?
Have you used the GOV.UK design patterns and front end tool kit during the beta?
Do you have a front end developer in place for after the service is live?
Have you used the GDS style guide during the beta?
Is the service responsive? Can you show us it works on mobile?
Do the headers and footers match the GOV.UK style?</text:p>
          </table:table-cell>
          <table:table-cell table:style-name="ce36" office:value-type="string">
            <text:p>Service Manager able to
- explain how the service has used the GOV.UK design patterns, front end tool kit and GDS style guide in the beta.
- explain what design, content design and front end developer support will be available to the team after the service is live
- show the service is responsive and works on mobile
- show that the headers and footers match the GOV.UK style</text:p>
          </table:table-cell>
          <table:table-cell table:style-name="ce50"/>
        </table:table-row>
        <table:table-row table:style-name="ro3">
          <table:table-cell table:style-name="ce37"/>
          <table:table-cell table:style-name="ce38" table:number-columns-spanned="5" table:number-rows-spanned="1" office:value-type="string">
            <text:p>Assisted Digital and Channel Shift</text:p>
          </table:table-cell>
          <table:covered-table-cell table:number-columns-repeated="4"/>
          <table:table-cell table:style-name="ce39"/>
        </table:table-row>
        <table:table-row table:style-name="ro3">
          <table:table-cell table:style-name="ce29"/>
          <table:table-cell table:style-name="ce30" office:value-type="float" office:value="10">
            <text:p>10</text:p>
          </table:table-cell>
          <table:table-cell table:style-name="ce31" office:value-type="string">
            <text:p>Put appropriate assisted digital support in place that’s aimed towards those who genuinely need it</text:p>
          </table:table-cell>
          <table:table-cell table:style-name="ce32"/>
          <table:table-cell table:style-name="ce34" office:value-type="string">
            <text:p>How have you tested your AD support during the beta and what have you learnt?
How have you iterated your AD support during the beta?
How does your AD support meet user needs and provide value for money?
What is your plan for iterating your AD support after the service has gone live?
How are you measuring performance of your AD support e.g. user satisfaction, increase in digital skills and decrease in the number of AD users?</text:p>
          </table:table-cell>
          <table:table-cell table:style-name="ce34" office:value-type="string">
            <text:p>Service Manager able to:
- explain how they have tested and iterated their AD support during the beta and what they have learnt for the live service
- explain how their AD support meets user needs and provides value for money.
* show that costs and number of transactions are in line with estimates;
* AD users are aware of support and can access it easily;
* AD support is consistently and clearly branded as a government service;
* wait times for AD support are low by channel;
* high proportion of AD users complete the transaction;
* number of AD users has decreased;
* the service is trusted by AD users;
* positive feedback from users and experts;
* good end-to-end user experience;
* joined up and consistent support across central government transactions;
* AD support meets legal requirements such as language, data protection and accessibility
- explain their plans to iterate their AD support once the service has gone live
- explain how they will measure user satisfaction for their AD support; increase in AD users' digital skills and/or confidence to use the digital service independently, decrease in the number of people using AD support</text:p>
          </table:table-cell>
          <table:table-cell table:style-name="ce50"/>
        </table:table-row>
        <table:table-row table:style-name="ro3">
          <table:table-cell table:style-name="ce29"/>
          <table:table-cell table:style-name="ce30" office:value-type="float" office:value="11">
            <text:p>11</text:p>
          </table:table-cell>
          <table:table-cell table:style-name="ce31" office:value-type="string">
            <text:p>Plan (with GDS) for the phasing out of any existing alternative channels, where appropriate</text:p>
          </table:table-cell>
          <table:table-cell table:style-name="ce32"/>
          <table:table-cell table:style-name="ce36" office:value-type="string">
            <text:p>How did you identify users’ perceived risks and how do you know it’s working?
How have you used analytics and user research to reduce drop-out rates for your digital service? 
How do you know significant channel shift is happening? 
What is your plan for phasing out non-digital channels?
What is your plan for increasing digital take up to 82% over the next 5 years?
Tell us about your evidence base to support these plans?</text:p>
          </table:table-cell>
          <table:table-cell table:style-name="ce36" office:value-type="string">
            <text:p>Service Manager able to
- explain their plan for moving users to the digital service including year by year targets for increasing digital take up for the next 5 years
- explain their plan to phase out non-digital channels as digital take up increases over the next 5 years
- explain the evidence base behind their plans for increasing digital take up and phasing out non-digital channels
- Show and explain usage volumes (and trends) per channel</text:p>
          </table:table-cell>
          <table:table-cell table:style-name="ce50"/>
        </table:table-row>
        <table:table-row table:style-name="ro3">
          <table:table-cell table:style-name="ce37"/>
          <table:table-cell table:style-name="ce38" table:number-columns-spanned="5" table:number-rows-spanned="1" office:value-type="string">
            <text:p>Analysis and Benchmarking</text:p>
          </table:table-cell>
          <table:covered-table-cell table:number-columns-repeated="4"/>
          <table:table-cell table:style-name="ce39"/>
        </table:table-row>
        <table:table-row table:style-name="ro3">
          <table:table-cell table:style-name="ce29"/>
          <table:table-cell table:style-name="ce30" office:value-type="float" office:value="8">
            <text:p>8</text:p>
          </table:table-cell>
          <table:table-cell table:style-name="ce31" office:value-type="string">
            <text:p>Analyse the prototype service’s success, and translate user feedback into features and tasks for the next phase of development</text:p>
          </table:table-cell>
          <table:table-cell table:style-name="ce32"/>
          <table:table-cell table:style-name="ce40" office:value-type="string">
            <text:p>What testing did you do during the beta?
What did you plan to test?
How did you test the beta with end users?
What did you learn?
What did you change?
What didn't you change and why?
Have you agreed start and end pages with GOV.UK</text:p>
          </table:table-cell>
          <table:table-cell table:style-name="ce40" office:value-type="string">
            <text:p>Service Manager able to
- show videos of usability testing during beta
- talk clearly about user research reports, indicating where a service required remediation
- talk through substantial iteration in the design and content of the service during the beta
- have agreed start and end pages with GOV.UK and these are optimised</text:p>
          </table:table-cell>
          <table:table-cell table:style-name="ce50"/>
        </table:table-row>
        <table:table-row table:style-name="ro3">
          <table:table-cell table:style-name="ce29"/>
          <table:table-cell table:style-name="ce30" office:value-type="float" office:value="18">
            <text:p>18</text:p>
          </table:table-cell>
          <table:table-cell table:style-name="ce31" office:value-type="string">
            <text:p>Use analytics tools that collect performance data</text:p>
          </table:table-cell>
          <table:table-cell table:style-name="ce32"/>
          <table:table-cell table:style-name="ce34" office:value-type="string">
            <text:p>What analytics tool have you installed?
Has the SIRO signed this off?
Have you anonymised the user IP address?
Have you opted out of data sharing with 3rd parties?
In addition to the 4 KPI's, what other KPI's are you tracking?
Are you able to track progression through your transaction so you can identify areas of poor performance?
Have you tracked exit paths?
Have you tracked outbound links?
Who in the team is responsible for identifying actionable data insights?
Have you built a conversion funnel and who will work on it?
Can you show us your dashboard with KPI's and any additional metrics?</text:p>
          </table:table-cell>
          <table:table-cell table:style-name="ce34" office:value-type="string">
            <text:p>Service Manager able to
- explain what analytics tool they have used during the beta and intend to use for the live service
- show that the SIRO has signed it off for the live service
- explain for their chosen analytics tool that they have anonymised the user IP address and have opted out of sharing data with 3rd parties for the live service
- explain what additional KPI's they have tracked during the beta and will track for the live service
- explain how they will track progression through the transaction so they can identify areas of poor performance in the live service
- explain how they will be tracking exit paths and outbound links for the live service
- explain who in the team was responsible for identifying actionable data insights during the beta and who will be responsible after the service goes live
- explain how they have built a funnel and who will be working on it after the service is live
- show their dashboard and explain what KPI's and additional metrics they are measuring</text:p>
          </table:table-cell>
          <table:table-cell table:style-name="ce50"/>
        </table:table-row>
        <table:table-row table:style-name="ro3">
          <table:table-cell table:style-name="ce29"/>
          <table:table-cell table:style-name="ce30" office:value-type="float" office:value="7">
            <text:p>7</text:p>
          </table:table-cell>
          <table:table-cell table:style-name="ce31" office:value-type="string">
            <text:p>Establish performance benchmarks, in consultation with GDS, using the 4 key performance indicators (KPIs) defined in the manual, against which the service will be measured</text:p>
          </table:table-cell>
          <table:table-cell table:style-name="ce32"/>
          <table:table-cell table:style-name="ce40" office:value-type="string">
            <text:p>Can you show us how you are reporting data on the 4 KPI's on your dashboard?
How are you measuring the performance of the old service to provide a baseline for the new service?</text:p>
          </table:table-cell>
          <table:table-cell table:style-name="ce40" office:value-type="string">
            <text:p>Service Manager able to
- explain how they are reporting the 4 KPI's on their dashboard
- explain how they currently measure the performance of the old service to provide a baseline for the new service</text:p>
          </table:table-cell>
          <table:table-cell table:style-name="ce50"/>
        </table:table-row>
        <table:table-row table:style-name="ro3">
          <table:table-cell table:style-name="ce29"/>
          <table:table-cell table:style-name="ce24" office:value-type="string">
            <text:p>21, 22, 23, 24</text:p>
          </table:table-cell>
          <table:table-cell table:style-name="ce31" office:value-type="string">
            <text:p>21 - Establish a benchmark for user satisfaction across the digital and assisted digital service. Report performance data on the Performance Platform.
22 - Establish a benchmark for completion rates across the digital and assisted digital service. Report performance data on the Performance Platform.
23 - Make a plan (with supporting evidence) to achieve a low cost per transaction across the digital and assisted digital service. Report performance data on the Performance Platform.
24 - Make a plan (with supporting evidence) to achieve a high digital take-up and assisted digital support for users who really need it. Report performance data on the Performance Platform.</text:p>
          </table:table-cell>
          <table:table-cell table:style-name="ce35"/>
          <table:table-cell table:style-name="ce33" office:value-type="string">
            <text:p>Can you show us how you are reporting user satisfaction on your dashboard?
How are you planning to increase user satisfaction after the service goes live?
How are you measuring the performance of the old service to provide a baseline for the new service?
Can you show us how you are reporting completion rates on your dashboard?
How are you planning to increase completion rates after the service goes live?
Can you show us how you are reporting cost per transaction on your dashboard?
How are you planning to achieve a low cost per transaction after the service goes live?
Can you show us how you are reporting digital take up on your dashboard, and does it demonstrate channel shift is taking place?
What are your plans and (year on year) targets for increasing digital uptake after the service goes live?
How are you measuring the performance of the old service to provide a baseline for the new service?
Are your delivery partners and other stakeholders promoting your digital service?</text:p>
          </table:table-cell>
          <table:table-cell table:style-name="ce33" office:value-type="string">
            <text:p>Service Manager able to
- explain and show how they are reporting user satisfaction on their dashboard
- explain how they are planning to increase user satisfaction after the service goes live
- explain who will monitor user satisfaction after the service is live
- explain how they currently measure the performance of the old service to provide a baseline for the new service
- explain and show how they are reporting completion rates on their dashboard
- explain how they are planning to increase completion rates after the service goes live
- explain who will monitor completion rates after the service is live
- explain how they are reporting cost per transaction on their dashboard
- explain how they are planning to achieve a low cost per transaction after the service goes live
- explain who will monitor cost per transaction after the service is live
- explain how they are reporting digital take up on their dashboard, and explain how it measures channel shift
- explain how they are planning to increase digital uptake after the service goes live
- realistic planning to increase digital uptake (thereby reducing reliance on assisted digital) after the service goes live
- explain who will monitor digital take up after the service is live
- that delivery partners and other stakeholders are actively promoting/supporting digital delivery</text:p>
          </table:table-cell>
          <table:table-cell table:style-name="ce46"/>
        </table:table-row>
        <table:table-row table:style-name="ro3">
          <table:table-cell table:style-name="ce37"/>
          <table:table-cell table:style-name="ce38" table:number-columns-spanned="5" table:number-rows-spanned="1" office:value-type="string">
            <text:p>Testing with the Minister</text:p>
          </table:table-cell>
          <table:covered-table-cell table:number-columns-repeated="4"/>
          <table:table-cell table:style-name="ce39"/>
        </table:table-row>
        <table:table-row table:style-name="ro3">
          <table:table-cell table:style-name="ce29"/>
          <table:table-cell table:style-name="ce30" office:value-type="float" office:value="26">
            <text:p>26</text:p>
          </table:table-cell>
          <table:table-cell table:style-name="ce31" office:value-type="string">
            <text:p>Test the service from beginning to end with the minister responsible for it</text:p>
          </table:table-cell>
          <table:table-cell table:style-name="ce32"/>
          <table:table-cell table:style-name="ce40" office:value-type="string">
            <text:p>Has the minister responsible for the service tested it?</text:p>
          </table:table-cell>
          <table:table-cell table:style-name="ce34" office:value-type="string">
            <text:p>Service Manager able to
- show a video of the responsible minister testing the service or provide written confirmation signed by the responsible minister to confirm they have tested the service</text:p>
          </table:table-cell>
          <table:table-cell table:style-name="ce50"/>
        </table:table-row>
        <table:table-row table:style-name="ro4">
          <table:table-cell table:style-name="ce29" table:number-columns-spanned="7" table:number-rows-spanned="1"/>
          <table:covered-table-cell table:number-columns-repeated="6"/>
        </table:table-row>
      </table:table>
      <table:table table:name="Change Tracking" table:style-name="ta4" table:print="false">
        <office:forms form:automatic-focus="false" form:apply-design-mode="false"/>
        <table:table-column table:style-name="co2" table:default-cell-style-name="ce15"/>
        <table:table-column table:style-name="co9" table:default-cell-style-name="ce15" table:number-columns-repeated="2"/>
        <table:table-column table:style-name="co10" table:default-cell-style-name="ce15"/>
        <table:table-column table:style-name="co2" table:default-cell-style-name="ce15"/>
        <table:table-column table:style-name="co9" table:default-cell-style-name="ce15"/>
        <table:table-column table:style-name="co4" table:number-columns-repeated="12" table:default-cell-style-name="ce15"/>
        <table:table-column table:style-name="co2" table:default-cell-style-name="ce15"/>
        <table:table-column table:style-name="co9" table:default-cell-style-name="ce15" table:number-columns-repeated="237"/>
        <table:table-row table:style-name="ro3">
          <table:table-cell table:style-name="ce52"/>
          <table:table-cell table:style-name="ce52" office:value-type="string">
            <text:p>Version</text:p>
          </table:table-cell>
          <table:table-cell table:style-name="ce53" office:value-type="string">
            <text:p>Release Date</text:p>
          </table:table-cell>
          <table:table-cell table:style-name="ce54" office:value-type="string">
            <text:p>Release Notes</text:p>
          </table:table-cell>
          <table:table-cell table:style-name="ce54"/>
          <table:table-cell table:style-name="ce54" office:value-type="string">
            <text:p>Service Standard Point</text:p>
          </table:table-cell>
          <table:table-cell table:style-name="ce53" office:value-type="string">
            <text:p>Prior Alpha
Prompt</text:p>
          </table:table-cell>
          <table:table-cell table:style-name="ce53" office:value-type="string">
            <text:p>Prior Alpha
Evidence</text:p>
          </table:table-cell>
          <table:table-cell table:style-name="ce53" office:value-type="string">
            <text:p>Prior Beta
Prompt</text:p>
          </table:table-cell>
          <table:table-cell table:style-name="ce53" office:value-type="string">
            <text:p>Prior Beta
Evidence</text:p>
          </table:table-cell>
          <table:table-cell table:style-name="ce53" office:value-type="string">
            <text:p>Prior Live
Prompt</text:p>
          </table:table-cell>
          <table:table-cell table:style-name="ce53" office:value-type="string">
            <text:p>Prior Live
Evidence</text:p>
          </table:table-cell>
          <table:table-cell table:style-name="ce53" office:value-type="string">
            <text:p>Updated Alpha
Prompt</text:p>
          </table:table-cell>
          <table:table-cell table:style-name="ce53" office:value-type="string">
            <text:p>Updated Alpha
Evidence</text:p>
          </table:table-cell>
          <table:table-cell table:style-name="ce53" office:value-type="string">
            <text:p>Updated Beta
Prompt</text:p>
          </table:table-cell>
          <table:table-cell table:style-name="ce53" office:value-type="string">
            <text:p>Updated Beta
Evidence</text:p>
          </table:table-cell>
          <table:table-cell table:style-name="ce53" office:value-type="string">
            <text:p>Updated Live
Prompt</text:p>
          </table:table-cell>
          <table:table-cell table:style-name="ce53" office:value-type="string">
            <text:p>Updated Live
Evidence</text:p>
          </table:table-cell>
          <table:table-cell table:style-name="ce53"/>
        </table:table-row>
        <table:table-row table:style-name="ro3">
          <table:table-cell table:style-name="ce55"/>
          <table:table-cell table:style-name="ce56" office:value-type="float" office:value="1">
            <text:p>1.00</text:p>
          </table:table-cell>
          <table:table-cell table:style-name="ce57" office:value-type="date" office:date-value="2014-04-01T00:00:00">
            <text:p>4/1/2014</text:p>
          </table:table-cell>
          <table:table-cell table:style-name="ce58" office:value-type="string">
            <text:p>Initial release</text:p>
          </table:table-cell>
          <table:table-cell table:style-name="ce59"/>
          <table:table-cell table:style-name="ce60"/>
          <table:table-cell table:number-columns-repeated="12"/>
          <table:table-cell table:style-name="ce46"/>
        </table:table-row>
        <table:table-row table:style-name="ro4">
          <table:table-cell table:number-columns-repeated="5" table:style-name="ce46"/>
          <table:table-cell table:style-name="ce61"/>
          <table:table-cell table:number-columns-repeated="13" table:style-name="ce46"/>
        </table:table-row>
        <table:table-row table:style-name="ro3">
          <table:table-cell table:style-name="ce59"/>
          <table:table-cell table:style-name="ce58" office:value-type="float" office:value="1.1">
            <text:p>1.1</text:p>
          </table:table-cell>
          <table:table-cell table:style-name="ce57" office:value-type="date" office:date-value="2014-07-11T00:00:00">
            <text:p>7/11/2014</text:p>
          </table:table-cell>
          <table:table-cell table:style-name="ce62" office:value-type="string">
            <text:p>First update to prompts and evidence form, note collapsed service standards points 21, 22, 23 and 24 in to 1 group.</text:p>
          </table:table-cell>
          <table:table-cell table:style-name="ce63"/>
          <table:table-cell table:style-name="ce60"/>
          <table:table-cell table:number-columns-repeated="12"/>
          <table:table-cell table:style-name="ce46"/>
        </table:table-row>
        <table:table-row table:style-name="ro3">
          <table:table-cell table:style-name="ce35"/>
          <table:table-cell table:number-columns-repeated="3" table:style-name="ce48"/>
          <table:table-cell table:style-name="ce35"/>
          <table:table-cell table:style-name="ce64" office:value-type="float" office:value="1">
            <text:p>1</text:p>
          </table:table-cell>
          <table:table-cell table:style-name="ce34" office:value-type="string">
            <text:p>What user research has been completed during discovery and alpha? (should be more than just a one off survey)
How many users did you speak to?
Have you done qualitative and quantitative research?
What have you learnt about your users that is specifically relevant to the design of the service?
How has your research being applied to the design of the service?
What are the user needs for your service? (Can you capture them in one sentence?)
Have you created user stories based on user needs?
Have you researched what the service should be called to best meet user needs? (using user research and digital landscape analytics)
What user research have you completed with assisted digital users?</text:p>
          </table:table-cell>
          <table:table-cell table:style-name="ce34" office:value-type="string">
            <text:p>Service Manager able to
- explain the user research methods, frequency of testing (normally every 2 weeks), types of recruits and where they were recruited from, testing with AD users, how the full service has been tested and in what environments, resources available and communication process into the service team to inform the design
- explain clearly what user research has been completed during discovery and alpha, including semi-structured interviews
- explain what has been learnt about users and user needs, including population demographics and digital proficiency profiles, what the differences in roles or functionality for different types of users
- give an example of a user story, the need it relates to and how that user was determined
- explain how the service name was determined through user research and digital landscape analytics
- explain the user research with assisted digital users and the usability testing of the path they will take</text:p>
          </table:table-cell>
          <table:table-cell table:style-name="ce34" office:value-type="string">
            <text:p>What user research have you completed so far? (should be more than just a one off survey)
How many users did you speak to?
Have you done qualitative and quantitative research?
What have you learnt about your users that is specifically relevant to the design of the service?
How has your research being applied to the design of the service?
What are the user needs for your service? (Can you capture them in one sentence?)
Have you created user stories based on user needs?
What user research do you plan to do during the remainder of the beta?
Have you researched what the service should be called to best meet user needs and discussed with GOV.UK to ensure the start page is optimised? (using user research and digital landscape analytics)
What user research have you done with assisted digital users?
What user research have you completed with assisted digital users?</text:p>
          </table:table-cell>
          <table:table-cell table:style-name="ce34" office:value-type="string">
            <text:p>Service Manager able to
- explain the user research methods, frequency of testing (normally every 2 weeks), types of recruits and where they were recruited from, testing with AD users, how the full service has been tested and in what environments, resources available and communication process into the service team to inform the design
- explain clearly what user research has been completed during the beta, including qualitative usability testing and quantitive surveys
- explain what has been learnt about users and user needs, including population demographics and digital proficiency profiles, what the differences in roles or functionality for different types of users
- give an example of a user story, the need it relates to and how that user was determined
- explain how the service name was determined through user research and digital landscape analytics
- explain the user research with assisted digital users and the usability testing of the path they will take</text:p>
          </table:table-cell>
          <table:table-cell table:style-name="ce34" office:value-type="string">
            <text:p>What user research have you completed during the beta? (should be more than just a one off survey)
How many users did you speak to?
Have you done qualitative and quantitative research?
What have you learnt about your users that is specifically relevant to the design of the service?
How has your research being applied to the design of the service?
What are the user needs for your service? (Can you capture them in one sentence?)
Have you created user stories based on user needs?
What user research do you plan to do after the service is live?
Have you researched what the service should be called to best meet user needs, using user research and digital landscape analytics?
And discussed with GOV.UK to ensure the start page is optimised?
What user research have you completed with assisted digital users?</text:p>
          </table:table-cell>
          <table:table-cell table:style-name="ce34" office:value-type="string">
            <text:p>Service Manager able to
- explain the user research methods, frequency of testing (normally every 2 weeks), types of recruits and where they were recruited from, testing with AD users, how the full service has been tested and in what environments, resources available and communication process into the service team to inform the design
- explain clearly what user research has been completed during the beta, including qualitative usability testing
- explain what has been learnt about users and user needs, including population demographics and digital proficiency profiles, what the differences in roles or functionality for different types of users
- give an example of a user story, the need it relates to and how that user was determined
- explain how the service name was determined through user research and digital landscape analytics
- explain the user research with assisted digital users and the usability testing of the path they will take</text:p>
          </table:table-cell>
          <table:table-cell table:style-name="ce33" office:value-type="string">
            <text:p>CHANGED
What user research has been completed during discovery and alpha? (should be more than just a one off survey)
How many users did you speak to?
Have you done qualitative and quantitative research?
What have you learnt about your users that is specifically relevant to the design of the service?
How has your research being applied to the design of the service?
What are the user needs for your service? (Can you capture them in one sentence?)
Have you created user stories based on user needs?
Have you researched what the service should be called to best meet user needs?</text:p>
          </table:table-cell>
          <table:table-cell table:style-name="ce65" office:value-type="string">
            <text:p>CHANGED
Service Manager able to
- explain clearly what user research has been completed during discover and alpha
- explain the user research methods, frequency of testing (normally with at least 5 users for each sprint), types of recruits and where they were recruited from, resources available and communication process into the service team to inform the design
- explain what has been learnt about users and user needs, including population demographics and digital proficiency profiles
- give an example of a user story, the need it relates to and how that user need was determined</text:p>
          </table:table-cell>
          <table:table-cell table:style-name="ce33" office:value-type="string">
            <text:p>CHANGED
What user research have you completed so far? (should be more than just a one off survey)
How many users did you speak to?
Have you done qualitative and quantitative research?
What have you learnt about your users that is specifically relevant to the design of the service?
How has your research being applied to the design of the service?
What are the user needs for your service? (Can you capture them in one sentence?)
Have you created user stories based on user needs?
What user research do you plan to do during the remainder of the beta?
Have you researched what the service should be called to best meet user needs and discussed with GOV.UK to ensure the start page is optimised? (using user research and digital landscape analytics)</text:p>
          </table:table-cell>
          <table:table-cell table:style-name="ce65" office:value-type="string">
            <text:p>CHANGED
Service Manager able to
- explain clearly what user research has been completed during the beta including qualitative usability testing and quantitative surveys
- explain the user research methods, frequency of testing (normally with at least 5 users for each sprint), types of recruits and where they were recruited from, how the full service has been tested and in what environments, resources available and communication process into the service team to inform the design
- explain what has been learnt about users and user needs, including population demographics and digital proficiency profiles
- give an example of a user story, the need it relates to and how that user need was determined
- explain how the service was name was determined through user research</text:p>
          </table:table-cell>
          <table:table-cell table:style-name="ce33" office:value-type="string">
            <text:p>CHANGED
What user research have you completed during the beta? (should be more than just a one off survey)
How many users did you speak to?
Have you done qualitative and quantitative research?
What have you learnt about your users that is specifically relevant to the design of the service?
How has your research being applied to the design of the service?
What are the user needs for your service? (Can you capture them in one sentence?)
Have you created user stories based on user needs?
What user research do you plan to do after the service is live?
Have you researched what the service should be called to best meet user needs, using user research and digital landscape analytics?
And discussed with GOV.UK to ensure the start page is optimised?</text:p>
          </table:table-cell>
          <table:table-cell table:style-name="ce65" office:value-type="string">
            <text:p>CHANGED
Service Manager able to
- explain cleanly what user research has been completed during the beta including qualitative usability testing
- explain the user research methods, frequency of testing (normally with at least 5 days users for each sprint), types of recruits and where they were recruited from, how the full service has been tested and in what environments, resources available and communication process into the service team to inform the design        
- explain what has been learnt about users and user needs, including population demographics and digital proficiency profiles
- give an example of a user story, the need it relates to and how that user need was determined
- explain how the service was name was determined through user research and digital landscape analytics</text:p>
          </table:table-cell>
          <table:table-cell table:style-name="ce66"/>
        </table:table-row>
        <table:table-row table:style-name="ro3">
          <table:table-cell table:style-name="ce67"/>
          <table:table-cell table:style-name="ce68"/>
          <table:table-cell table:number-columns-repeated="2" table:style-name="ce48"/>
          <table:table-cell table:style-name="ce35"/>
          <table:table-cell table:style-name="ce64" office:value-type="float" office:value="2">
            <text:p>2</text:p>
          </table:table-cell>
          <table:table-cell table:style-name="ce48"/>
          <table:table-cell table:style-name="ce65" office:value-type="string">
            <text:p>- there is one user researcher for each product owner, and they have 2 years experience in a related role</text:p>
          </table:table-cell>
          <table:table-cell table:style-name="ce48"/>
          <table:table-cell table:style-name="ce65" office:value-type="string">
            <text:p>- there is one user researcher for each product owner, and they have 2 years experience in a related role</text:p>
          </table:table-cell>
          <table:table-cell table:style-name="ce48"/>
          <table:table-cell table:style-name="ce65" office:value-type="string">
            <text:p>- there is one user researcher for each product owner, and they have 2 years experience in a related role</text:p>
          </table:table-cell>
          <table:table-cell table:style-name="ce48"/>
          <table:table-cell table:style-name="ce65" office:value-type="string">
            <text:p>CHANGED
- there is at least one user researcher working at least 3 days per week</text:p>
          </table:table-cell>
          <table:table-cell table:style-name="ce48"/>
          <table:table-cell table:style-name="ce65" office:value-type="string">
            <text:p>CHANGED
- there is at least one user researcher working at least 3 days per week</text:p>
          </table:table-cell>
          <table:table-cell table:style-name="ce48"/>
          <table:table-cell table:style-name="ce65" office:value-type="string">
            <text:p>CHANGED
- there is at least one user researcher working at least 3 days per week</text:p>
          </table:table-cell>
          <table:table-cell table:style-name="ce66"/>
        </table:table-row>
        <table:table-row table:style-name="ro3">
          <table:table-cell table:style-name="ce35"/>
          <table:table-cell table:number-columns-repeated="3" table:style-name="ce48"/>
          <table:table-cell table:style-name="ce35"/>
          <table:table-cell table:style-name="ce64" office:value-type="float" office:value="3">
            <text:p>3</text:p>
          </table:table-cell>
          <table:table-cell table:number-columns-repeated="6" table:style-name="ce48"/>
          <table:table-cell table:style-name="ce65" office:value-type="string">
            <text:p>ADDED
- Has the service been subject to an assessment using RSDOPS?
- What identity assurance needs were identified and how are they being met?</text:p>
          </table:table-cell>
          <table:table-cell table:style-name="ce65" office:value-type="string">
            <text:p>ADDED
- confirm service assessed against RSDOPS to identify the risks and the extent to which the service needs to know that users are who they say they are
- identified if the service needs to use identity assurance and if so what type/level</text:p>
          </table:table-cell>
          <table:table-cell table:style-name="ce65" office:value-type="string">
            <text:p>ADDED
- Has the service been subject to an assessment using RSDOPS?
- What identity assurance needs were identified and how are they being met?</text:p>
          </table:table-cell>
          <table:table-cell table:style-name="ce65" office:value-type="string">
            <text:p>ADDED
- confirm service assessed against RSDOPS to identify the risks and the extent to which the service needs to know that users are who they say they are
- identified if the service needs to use identity assurance and if so what type/level</text:p>
          </table:table-cell>
          <table:table-cell table:style-name="ce65" office:value-type="string">
            <text:p>ADDED
- Has the service been subject to an assessment using RSDOPS?
- What identity assurance needs were identified and how are they being met?</text:p>
          </table:table-cell>
          <table:table-cell table:style-name="ce65" office:value-type="string">
            <text:p>ADDED
- confirm service assessed against RSDOPS to identify the risks and the extent to which the service needs to know that users are who they say they are
- identified if the service needs to use identity assurance and if so what type/level</text:p>
          </table:table-cell>
          <table:table-cell table:style-name="ce66"/>
        </table:table-row>
        <table:table-row table:style-name="ro3">
          <table:table-cell table:style-name="ce67"/>
          <table:table-cell table:style-name="ce68"/>
          <table:table-cell table:number-columns-repeated="2" table:style-name="ce48"/>
          <table:table-cell table:style-name="ce35"/>
          <table:table-cell table:style-name="ce64" office:value-type="float" office:value="9">
            <text:p>9</text:p>
          </table:table-cell>
          <table:table-cell table:number-columns-repeated="5" table:style-name="ce48"/>
          <table:table-cell table:style-name="ce69" office:value-type="string">
            <text:p>- show the majority of users succeeding first time unaided through completion statistics from usability testing</text:p>
          </table:table-cell>
          <table:table-cell table:number-columns-repeated="5" table:style-name="ce48"/>
          <table:table-cell table:style-name="ce65" office:value-type="string">
            <text:p>REMOVED</text:p>
          </table:table-cell>
          <table:table-cell table:style-name="ce66"/>
        </table:table-row>
        <table:table-row table:style-name="ro3">
          <table:table-cell table:style-name="ce67"/>
          <table:table-cell table:style-name="ce68"/>
          <table:table-cell table:number-columns-repeated="2" table:style-name="ce48"/>
          <table:table-cell table:style-name="ce35"/>
          <table:table-cell table:style-name="ce64" office:value-type="float" office:value="10">
            <text:p>10</text:p>
          </table:table-cell>
          <table:table-cell table:style-name="ce65" office:value-type="string">
            <text:p>What volumes of AD transactions are you expecting and what is this as a proportion of total transactions?</text:p>
          </table:table-cell>
          <table:table-cell table:style-name="ce65" office:value-type="string">
            <text:p>- explain what volume of AD transactions they expect, and what that is as a proportion of total transactions for the service
- explain the user journeys for their relevant user personas (including ID assurance if required). This should include estimated volumes for web chat, telephone and face by face support</text:p>
          </table:table-cell>
          <table:table-cell table:style-name="ce65"/>
          <table:table-cell table:style-name="ce34" office:value-type="string">
            <text:p>- explain what AD support will be in place for the beta. This should include
* timelines;
* support and funding by channel;
* expected volume and costs by channel during the beta and after live;
* joined up and consistent support across central government transactions;
* incorporation of digital inclusion,
* evidence that support meets legal requirements such as language, data protection and accessibility
- explain how they will gather user insights from AD users and use them to iterate their AD support during the beta</text:p>
          </table:table-cell>
          <table:table-cell table:style-name="ce65" office:value-type="string">
            <text:p>What is your plan for iterating your AD support after the service had gone live?
How are you measuring performance of your AD support e.g. user satisfaction, increase in digital skills and decrease in the volume of AD users?</text:p>
          </table:table-cell>
          <table:table-cell table:style-name="ce65" office:value-type="string">
            <text:p>* show that volumes and costs are in line with estimates;
* volume of AD users has decreased;
- explain how they will measure user satisfaction for their AD support; increase in AD users' digital skills and/or confidence to use the digital service independently, decrease in the volume of people using AD support</text:p>
          </table:table-cell>
          <table:table-cell table:style-name="ce65" office:value-type="string">
            <text:p>CHANGED
How many AD transactions are you expecting and what is this number as a proportion of total transactions?</text:p>
          </table:table-cell>
          <table:table-cell table:style-name="ce65" office:value-type="string">
            <text:p>CHANGED
- explain the number of AD transactions they expect, and what that is as a proportion of total transactions for the service
- explain the user journeys for their relevant user personas (including ID assurance if required). This should include estimated of the number of AD transactions for web chat, telephone and face by face support
</text:p>
          </table:table-cell>
          <table:table-cell table:style-name="ce65"/>
          <table:table-cell table:style-name="ce65" office:value-type="string">
            <text:p>CHANGED
- explain what AD support will be in place for the beta. This should include
* timelines;
* expected number of transactions and costs, by channel, during the beta and after live;
* joined up and consistent support across central government transactions;
* incorporation of digital inclusion;
* evidence that support meets relevant legal requirements such as language, data protection and accessibility;
- explain how they will gather AD user and expert insights and use them to iterate their AD support during the beta</text:p>
          </table:table-cell>
          <table:table-cell table:style-name="ce65" office:value-type="string">
            <text:p>CHANGED
What is your plan for iterating your AD support after the service has gone live?
How are you measuring performance of your AD support e.g. user satisfaction, increase in digital skills and decrease in the number of AD users?</text:p>
          </table:table-cell>
          <table:table-cell table:style-name="ce65" office:value-type="string">
            <text:p>CHANGED
* show that costs and number of transactions are in line with estimates;
* number of AD users has decreased;
- explain how they will measure user satisfaction for their AD support; increase in AD users' digital skills and/or confidence to use the digital service independently, decrease in the number of people using AD support</text:p>
          </table:table-cell>
          <table:table-cell table:style-name="ce66"/>
        </table:table-row>
        <table:table-row table:style-name="ro3">
          <table:table-cell table:style-name="ce67"/>
          <table:table-cell table:style-name="ce68"/>
          <table:table-cell table:number-columns-repeated="2" table:style-name="ce48"/>
          <table:table-cell table:style-name="ce35"/>
          <table:table-cell table:style-name="ce64" office:value-type="float" office:value="18">
            <text:p>18</text:p>
          </table:table-cell>
          <table:table-cell table:number-columns-repeated="2" table:style-name="ce48"/>
          <table:table-cell table:style-name="ce65" office:value-type="string">
            <text:p>- Have you anonymised their IP address?</text:p>
          </table:table-cell>
          <table:table-cell table:style-name="ce65" office:value-type="string">
            <text:p>- explain for their chosen analytics tool that they have anonymised their IP address and have opted out of sharing data with 3rd parties for the beta</text:p>
          </table:table-cell>
          <table:table-cell table:style-name="ce65" office:value-type="string">
            <text:p>- Have you anonymised their IP address?</text:p>
          </table:table-cell>
          <table:table-cell table:style-name="ce65" office:value-type="string">
            <text:p>- explain for their chosen analytics tool that they have anonymised their IP address and have opted out of sharing data with 3rd parties for the beta</text:p>
          </table:table-cell>
          <table:table-cell/>
          <table:table-cell table:style-name="ce48"/>
          <table:table-cell table:style-name="ce65" office:value-type="string">
            <text:p>CHANGED
- Have you anonymised the user IP address?</text:p>
          </table:table-cell>
          <table:table-cell table:style-name="ce65" office:value-type="string">
            <text:p>CHANGED
- explain for their chosen analytics tool that they have anonymised the user IP address and have opted out of sharing data with 3rd parties for the beta</text:p>
          </table:table-cell>
          <table:table-cell table:style-name="ce65" office:value-type="string">
            <text:p>CHANGED
- Have you anonymised the user IP address?</text:p>
          </table:table-cell>
          <table:table-cell table:style-name="ce65" office:value-type="string">
            <text:p>CHANGED
- explain for their chosen analytics tool that they have anonymised the user IP address and have opted out of sharing data with 3rd parties for the beta</text:p>
          </table:table-cell>
          <table:table-cell table:style-name="ce66"/>
        </table:table-row>
        <table:table-row table:style-name="ro3">
          <table:table-cell table:style-name="ce70"/>
          <table:table-cell table:style-name="ce71"/>
          <table:table-cell table:style-name="ce72"/>
          <table:table-cell table:style-name="ce65"/>
          <table:table-cell table:style-name="ce66"/>
          <table:table-cell table:style-name="ce64" office:value-type="string">
            <text:p>21, 22, 23, 24</text:p>
          </table:table-cell>
          <table:table-cell table:style-name="ce65" office:value-type="string">
            <text:p>COLLAPSED INTO 1 SECTION</text:p>
          </table:table-cell>
          <table:table-cell table:style-name="ce65" office:value-type="string">
            <text:p>COLLAPSED INTO 1 SECTION</text:p>
          </table:table-cell>
          <table:table-cell table:style-name="ce65" office:value-type="string">
            <text:p>COLLAPSED INTO 1 SECTION</text:p>
          </table:table-cell>
          <table:table-cell table:style-name="ce65" office:value-type="string">
            <text:p>COLLAPSED INTO 1 SECTION</text:p>
          </table:table-cell>
          <table:table-cell table:style-name="ce65" office:value-type="string">
            <text:p>COLLAPSED INTO 1 SECTION</text:p>
          </table:table-cell>
          <table:table-cell table:style-name="ce65" office:value-type="string">
            <text:p>COLLAPSED INTO 1 SECTION</text:p>
          </table:table-cell>
          <table:table-cell table:style-name="ce33" office:value-type="string">
            <text:p>CHANGED
Have you made contact with the performance platform?
How are you measuring the performance of the old service to provide a baseline for the new service?
Have you heard about stageprompt (or an equivalent event tracking)?
Tell us about your plan to increase digital take up?
How do current digital take up levels for your service compare with those of similar services?
How are you measuring the performance of the service across all existing channels (This will provide a baseline for the new service)?</text:p>
          </table:table-cell>
          <table:table-cell table:style-name="ce65" office:value-type="string">
            <text:p>CHANGED
Service Manager able to
- show they have made contact with the performance platform and understand the role of stageprompt (or an equivalent event tracking) in getting their completion rate data on their performance dashboard
- explain how they currently measure the performance of the old service to provide a baseline for the new service
- explain their plan for increasing digital take-up
- explain how they measure the usage volumes for the current service(across channels) and explain how this information will be made available to Performance Platform team.
- explain how usage trends and insights drawn from similar services are informing their digital take-up plans</text:p>
          </table:table-cell>
          <table:table-cell table:style-name="ce65" office:value-type="string">
            <text:p>CHANGED
How are you measuring the performance of the old service to provide a baseline for the new service?
Have you installed stageprompt (or equivalent event tracking)?
How will you collect user satisfaction data during the beta?
How will you collect completion rate data during the beta?
How will you collect cost per transaction data during the beta?
How will you collect digital take up data during the beta?
Tell us about your plan to increase digital take up during the beta?
What data is being collected, how they are collecting it, and is it being shared with performance platform?
How are data analytics and user research being used to identify % of users who could channel shift and who will need assisted digital services?
What are their plans for engaging with service users, delivery partners or other stakeholders during the beta phase?</text:p>
          </table:table-cell>
          <table:table-cell table:style-name="ce65" office:value-type="string">
            <text:p>CHANGED
Service Manager able to
- explain how they will collect user satisfaction data during the beta (through the standard questionnaire on the GOV.UK done page)
- explain how they currently measure the performance of the old service to provide a baseline for the new service
- show they have installed stageprompt (or equivalent event tracking)
- explain how they will collect completion rate data during the beta
- explain how they will collect cost per transaction data during the beta
- explain how they will collect digital take up data during the beta
- explain how they currently measure the performance of the old service to provide a baseline for the new service
- explain how they plan to increase digital take up during the beta
- how they are assessing potential for channel shift and level of assisted digital services required
- how they are engaging with beta users, delivery partners and other stakeholders to manage transition to live service
- how they will track migration from online to offline</text:p>
          </table:table-cell>
          <table:table-cell table:style-name="ce65" office:value-type="string">
            <text:p>CHANGED
Can you show us how you are reporting user satisfaction on your dashboard?
How are you planning to increase user satisfaction after the service goes live?
How are you measuring the performance of the old service to provide a baseline for the new service?
Can you show us how you are reporting completion rates on your dashboard?
How are you planning to increase completion rates after the service goes live?
Can you show us how you are reporting cost per transaction on your dashboard?
How are you planning to achieve a low cost per transaction after the service goes live?
Can you show us how you are reporting digital take up on your dashboard, and does it demonstrate channel shift is taking place?
What are your plans and (year on year) targets for increasing digital uptake after the service goes live?
How are you measuring the performance of the old service to provide a baseline for the new service?
Are your delivery partners and other stakeholders promoting your digital service?</text:p>
          </table:table-cell>
          <table:table-cell table:style-name="ce65" office:value-type="string">
            <text:p>CHANGED
Service Manager able to
- explain and show how they are reporting user satisfaction on their dashboard
- explain how they are planning to increase user satisfaction after the service goes live
- explain who will monitor user satisfaction after the service is live
- explain how they currently measure the performance of the old service to provide a baseline for the new service
- explain and show how they are reporting completion rates on their dashboard
- explain how they are planning to increase completion rates after the service goes live
- explain who will monitor completion rates after the service is live
- explain how they are reporting cost per transaction on their dashboard
- explain how they are planning to achieve a low cost per transaction after the service goes live
- explain who will monitor cost per transaction after the service is live
- explain how they are reporting digital take up on their dashboard, and explain how it measures channel shift
- explain how they are planning to increase digital uptake after the service goes live
- realistic planning to increase digital uptake (thereby reducing reliance on assisted digital) after the service goes live
- explain who will monitor digital take up after the service is live
- that delivery partners and other stakeholders are actively promoting/supporting digital delivery</text:p>
          </table:table-cell>
          <table:table-cell table:style-name="ce66"/>
        </table:table-row>
        <table:table-row table:style-name="ro3">
          <table:table-cell table:style-name="ce73"/>
          <table:table-cell table:style-name="ce74"/>
          <table:table-cell table:number-columns-repeated="2" table:style-name="ce75"/>
          <table:table-cell table:style-name="ce25"/>
          <table:table-cell table:style-name="ce64" office:value-type="float" office:value="26">
            <text:p>26</text:p>
          </table:table-cell>
          <table:table-cell table:style-name="ce62" office:value-type="string">
            <text:p>Are you planning to test the service with the minister responsible for it before the service moves into beta?</text:p>
          </table:table-cell>
          <table:table-cell table:style-name="ce62" office:value-type="string">
            <text:p>Service Manager able to
- confirm the minister responsible for the service will test it before the service moves into beta</text:p>
          </table:table-cell>
          <table:table-cell table:style-name="ce62" office:value-type="string">
            <text:p>Has the minister responsible for the service tested it?</text:p>
          </table:table-cell>
          <table:table-cell table:style-name="ce62" office:value-type="string">
            <text:p>Service Manager able to
- show a video of the responsible minister testing the service
- or provide written confirmation signed by the responsible minister to confirm they have tested the service</text:p>
          </table:table-cell>
          <table:table-cell table:number-columns-repeated="2" table:style-name="ce75"/>
          <table:table-cell table:style-name="ce62" office:value-type="string">
            <text:p>CHANGED
How are you planning to test the service with the minister responsible for it before the service moves into Live?</text:p>
          </table:table-cell>
          <table:table-cell table:style-name="ce62" office:value-type="string">
            <text:p>CHANGED
Service Manager able to
- confirm the minister responsible for the service will test it before the service moves into Live</text:p>
          </table:table-cell>
          <table:table-cell table:style-name="ce62" office:value-type="string">
            <text:p>CHANGED
How are you planning to test the service with the minister responsible for it before the service moves into Live?</text:p>
          </table:table-cell>
          <table:table-cell table:style-name="ce62" office:value-type="string">
            <text:p>CHANGED
Service Manager able to
- confirm the minister responsible for the service will test it before the service moves into Live</text:p>
          </table:table-cell>
          <table:table-cell table:number-columns-repeated="2" table:style-name="ce75"/>
          <table:table-cell table:style-name="ce25"/>
        </table:table-row>
        <table:table-row table:style-name="ro4">
          <table:table-cell table:number-columns-repeated="2" table:style-name="ce76"/>
          <table:table-cell table:number-columns-repeated="3" table:style-name="ce46"/>
          <table:table-cell table:style-name="ce61"/>
          <table:table-cell table:number-columns-repeated="13" table:style-name="ce4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number-style style:name="N4">
      <number:number number:min-integer-digits="1" number:grouping="true" number:decimal-places="2"/>
    </number:number-style>
    <number:percentage-style style:name="N9">
      <number:number number:decimal-places="0" number:min-integer-digits="1"/>
      <number:text>%</number:text>
    </number:percentage-style>
    <number:date-style style:name="N14">
      <number:month/>
      <number:text>/</number:text>
      <number:day/>
      <number:text>/</number:text>
      <number:year number:style="long"/>
    </number:dat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4">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Alpha Review" style:display-name="PageStyle_Alpha Review" style:page-layout-name="pm1">
      <style:header style:display="false"/>
      <style:header-left style:display="false"/>
      <style:footer style:display="false"/>
      <style:footer-left style:display="false"/>
    </style:master-page>
    <style:master-page style:name="PageStyle_5f_Beta Assessment" style:display-name="PageStyle_Beta Assessment" style:page-layout-name="pm2">
      <style:header style:display="false"/>
      <style:header-left style:display="false"/>
      <style:footer style:display="false"/>
      <style:footer-left style:display="false"/>
    </style:master-page>
    <style:master-page style:name="PageStyle_5f_Live Assessment" style:display-name="PageStyle_Live Assessment" style:page-layout-name="pm3">
      <style:header style:display="false"/>
      <style:header-left style:display="false"/>
      <style:footer style:display="false"/>
      <style:footer-left style:display="false"/>
    </style:master-page>
    <style:master-page style:name="PageStyle_5f_Change Tracking" style:display-name="PageStyle_Change Tracking" style:page-layout-name="pm4">
      <style:header style:display="false"/>
      <style:header-left style:display="false"/>
      <style:footer style:display="false"/>
      <style:footer-left style:display="false"/>
    </style:master-page>
  </office:master-styles>
</office:document-styles>
</file>